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33/" manifest:media-type="application/vnd.oasis.opendocument.chart"/>
  <manifest:file-entry manifest:full-path="Object 50/" manifest:media-type="application/vnd.oasis.opendocument.chart"/>
  <manifest:file-entry manifest:full-path="Object 16/" manifest:media-type="application/vnd.oasis.opendocument.chart"/>
  <manifest:file-entry manifest:full-path="Object 38/" manifest:media-type="application/vnd.oasis.opendocument.chart"/>
  <manifest:file-entry manifest:full-path="Object 24/" manifest:media-type="application/vnd.oasis.opendocument.chart"/>
  <manifest:file-entry manifest:full-path="Object 41/" manifest:media-type="application/vnd.oasis.opendocument.chart"/>
  <manifest:file-entry manifest:full-path="Object 46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29/" manifest:media-type="application/vnd.oasis.opendocument.chart"/>
  <manifest:file-entry manifest:full-path="Object 32/" manifest:media-type="application/vnd.oasis.opendocument.chart"/>
  <manifest:file-entry manifest:full-path="Object 15/" manifest:media-type="application/vnd.oasis.opendocument.chart"/>
  <manifest:file-entry manifest:full-path="Object 37/" manifest:media-type="application/vnd.oasis.opendocument.chart"/>
  <manifest:file-entry manifest:full-path="Object 23/" manifest:media-type="application/vnd.oasis.opendocument.chart"/>
  <manifest:file-entry manifest:full-path="Object 40/" manifest:media-type="application/vnd.oasis.opendocument.chart"/>
  <manifest:file-entry manifest:full-path="Object 45/" manifest:media-type="application/vnd.oasis.opendocument.chart"/>
  <manifest:file-entry manifest:full-path="Object 4/" manifest:media-type="application/vnd.oasis.opendocument.chart"/>
  <manifest:file-entry manifest:full-path="Object 17/" manifest:media-type="application/vnd.oasis.opendocument.chart"/>
  <manifest:file-entry manifest:full-path="Object 20/" manifest:media-type="application/vnd.oasis.opendocument.chart"/>
  <manifest:file-entry manifest:full-path="Object 28/" manifest:media-type="application/vnd.oasis.opendocument.chart"/>
  <manifest:file-entry manifest:full-path="Object 39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Object 14/" manifest:media-type="application/vnd.oasis.opendocument.chart"/>
  <manifest:file-entry manifest:full-path="Object 25/" manifest:media-type="application/vnd.oasis.opendocument.chart"/>
  <manifest:file-entry manifest:full-path="Object 31/" manifest:media-type="application/vnd.oasis.opendocument.chart"/>
  <manifest:file-entry manifest:full-path="Object 36/" manifest:media-type="application/vnd.oasis.opendocument.chart"/>
  <manifest:file-entry manifest:full-path="Object 42/" manifest:media-type="application/vnd.oasis.opendocument.chart"/>
  <manifest:file-entry manifest:full-path="Object 47/" manifest:media-type="application/vnd.oasis.opendocument.chart"/>
  <manifest:file-entry manifest:full-path="Object 53/" manifest:media-type="application/vnd.oasis.opendocument.chart"/>
  <manifest:file-entry manifest:full-path="Object 19/" manifest:media-type="application/vnd.oasis.opendocument.chart"/>
  <manifest:file-entry manifest:full-path="Object 22/" manifest:media-type="application/vnd.oasis.opendocument.chart"/>
  <manifest:file-entry manifest:full-path="Object 44/" manifest:media-type="application/vnd.oasis.opendocument.chart"/>
  <manifest:file-entry manifest:full-path="Object 3/" manifest:media-type="application/vnd.oasis.opendocument.chart"/>
  <manifest:file-entry manifest:full-path="Object 27/" manifest:media-type="application/vnd.oasis.opendocument.chart"/>
  <manifest:file-entry manifest:full-path="Object 49/" manifest:media-type="application/vnd.oasis.opendocument.chart"/>
  <manifest:file-entry manifest:full-path="Object 8/" manifest:media-type="application/vnd.oasis.opendocument.chart"/>
  <manifest:file-entry manifest:full-path="Object 13/" manifest:media-type="application/vnd.oasis.opendocument.chart"/>
  <manifest:file-entry manifest:full-path="Object 30/" manifest:media-type="application/vnd.oasis.opendocument.chart"/>
  <manifest:file-entry manifest:full-path="Object 35/" manifest:media-type="application/vnd.oasis.opendocument.chart"/>
  <manifest:file-entry manifest:full-path="Object 52/" manifest:media-type="application/vnd.oasis.opendocument.chart"/>
  <manifest:file-entry manifest:full-path="Object 18/" manifest:media-type="application/vnd.oasis.opendocument.chart"/>
  <manifest:file-entry manifest:full-path="Object 21/" manifest:media-type="application/vnd.oasis.opendocument.chart"/>
  <manifest:file-entry manifest:full-path="Object 43/" manifest:media-type="application/vnd.oasis.opendocument.chart"/>
  <manifest:file-entry manifest:full-path="Object 2/" manifest:media-type="application/vnd.oasis.opendocument.chart"/>
  <manifest:file-entry manifest:full-path="Object 26/" manifest:media-type="application/vnd.oasis.opendocument.chart"/>
  <manifest:file-entry manifest:full-path="Object 48/" manifest:media-type="application/vnd.oasis.opendocument.chart"/>
  <manifest:file-entry manifest:full-path="Object 7/" manifest:media-type="application/vnd.oasis.opendocument.chart"/>
  <manifest:file-entry manifest:full-path="Object 12/" manifest:media-type="application/vnd.oasis.opendocument.chart"/>
  <manifest:file-entry manifest:full-path="Object 34/" manifest:media-type="application/vnd.oasis.opendocument.chart"/>
  <manifest:file-entry manifest:full-path="Object 5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3/styles.xml" manifest:media-type="text/xml"/>
  <manifest:file-entry manifest:full-path="Object 33/content.xml" manifest:media-type="text/xml"/>
  <manifest:file-entry manifest:full-path="Object 34/styles.xml" manifest:media-type="text/xml"/>
  <manifest:file-entry manifest:full-path="Object 34/content.xml" manifest:media-type="text/xml"/>
  <manifest:file-entry manifest:full-path="Object 35/styles.xml" manifest:media-type="text/xml"/>
  <manifest:file-entry manifest:full-path="Object 35/content.xml" manifest:media-type="text/xml"/>
  <manifest:file-entry manifest:full-path="Object 36/styles.xml" manifest:media-type="text/xml"/>
  <manifest:file-entry manifest:full-path="Object 36/content.xml" manifest:media-type="text/xml"/>
  <manifest:file-entry manifest:full-path="Object 37/styles.xml" manifest:media-type="text/xml"/>
  <manifest:file-entry manifest:full-path="Object 37/content.xml" manifest:media-type="text/xml"/>
  <manifest:file-entry manifest:full-path="Object 38/styles.xml" manifest:media-type="text/xml"/>
  <manifest:file-entry manifest:full-path="Object 38/content.xml" manifest:media-type="text/xml"/>
  <manifest:file-entry manifest:full-path="Object 39/styles.xml" manifest:media-type="text/xml"/>
  <manifest:file-entry manifest:full-path="Object 39/content.xml" manifest:media-type="text/xml"/>
  <manifest:file-entry manifest:full-path="Object 40/styles.xml" manifest:media-type="text/xml"/>
  <manifest:file-entry manifest:full-path="Object 40/content.xml" manifest:media-type="text/xml"/>
  <manifest:file-entry manifest:full-path="Object 41/styles.xml" manifest:media-type="text/xml"/>
  <manifest:file-entry manifest:full-path="Object 41/content.xml" manifest:media-type="text/xml"/>
  <manifest:file-entry manifest:full-path="Object 42/styles.xml" manifest:media-type="text/xml"/>
  <manifest:file-entry manifest:full-path="Object 42/content.xml" manifest:media-type="text/xml"/>
  <manifest:file-entry manifest:full-path="Object 43/styles.xml" manifest:media-type="text/xml"/>
  <manifest:file-entry manifest:full-path="Object 43/content.xml" manifest:media-type="text/xml"/>
  <manifest:file-entry manifest:full-path="Object 44/styles.xml" manifest:media-type="text/xml"/>
  <manifest:file-entry manifest:full-path="Object 44/content.xml" manifest:media-type="text/xml"/>
  <manifest:file-entry manifest:full-path="Object 45/styles.xml" manifest:media-type="text/xml"/>
  <manifest:file-entry manifest:full-path="Object 45/content.xml" manifest:media-type="text/xml"/>
  <manifest:file-entry manifest:full-path="Object 46/styles.xml" manifest:media-type="text/xml"/>
  <manifest:file-entry manifest:full-path="Object 46/content.xml" manifest:media-type="text/xml"/>
  <manifest:file-entry manifest:full-path="Object 47/styles.xml" manifest:media-type="text/xml"/>
  <manifest:file-entry manifest:full-path="Object 47/content.xml" manifest:media-type="text/xml"/>
  <manifest:file-entry manifest:full-path="Object 48/styles.xml" manifest:media-type="text/xml"/>
  <manifest:file-entry manifest:full-path="Object 48/content.xml" manifest:media-type="text/xml"/>
  <manifest:file-entry manifest:full-path="Object 49/styles.xml" manifest:media-type="text/xml"/>
  <manifest:file-entry manifest:full-path="Object 49/content.xml" manifest:media-type="text/xml"/>
  <manifest:file-entry manifest:full-path="Object 50/styles.xml" manifest:media-type="text/xml"/>
  <manifest:file-entry manifest:full-path="Object 50/content.xml" manifest:media-type="text/xml"/>
  <manifest:file-entry manifest:full-path="Object 51/styles.xml" manifest:media-type="text/xml"/>
  <manifest:file-entry manifest:full-path="Object 51/content.xml" manifest:media-type="text/xml"/>
  <manifest:file-entry manifest:full-path="Object 52/styles.xml" manifest:media-type="text/xml"/>
  <manifest:file-entry manifest:full-path="Object 52/content.xml" manifest:media-type="text/xml"/>
  <manifest:file-entry manifest:full-path="Object 53/styles.xml" manifest:media-type="text/xml"/>
  <manifest:file-entry manifest:full-path="Object 5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8DB4E2"/>
      <style:text-properties style:font-name="Cambria" style:font-name-asian="Cambria" style:font-name-complex="Cambria" fo:font-size="18pt" style:font-size-asian="18pt" style:font-size-complex="18pt" fo:font-style="italic" style:font-style-asian="italic" style:font-style-complex="italic" fo:font-weight="bold" style:font-weight-asian="bold" style:font-weight-complex="bold" style:font-family-generic="roman"/>
    </style:style>
    <style:style style:name="ce3" style:family="table-cell" style:parent-style-name="Heading_1" style:data-style-name="N0">
      <style:table-cell-properties fo:background-color="#FFC080"/>
      <style:text-properties style:font-name="Cambria" style:font-name-asian="Cambria" style:font-name-complex="Cambria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ce4" style:family="table-cell" style:parent-style-name="Heading_2" style:data-style-name="N0">
      <style:table-cell-properties fo:background-color="#FFFFC0"/>
      <style:text-properties style:font-name="Cambria" style:font-name-asian="Cambria" style:font-name-complex="Cambria" fo:font-size="12pt" style:font-size-asian="12pt" style:font-size-complex="12pt" fo:font-style="italic" style:font-style-asian="italic" style:font-style-complex="italic" style:font-family-generic="roman"/>
    </style:style>
    <style:style style:name="ce5" style:family="table-cell" style:parent-style-name="Heading_3" style:data-style-name="N0">
      <style:table-cell-properties style:vertical-align="top" fo:background-color="#D9D9D9"/>
    </style:style>
    <style:style style:name="co1" style:family="table-column">
      <style:table-column-properties fo:break-before="auto" style:column-width="2.35479166666667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22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50.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37">
      <style:graphic-properties/>
    </style:style>
    <style:style style:family="graphic" style:name="a38">
      <style:graphic-properties/>
    </style:style>
    <style:style style:family="graphic" style:name="a39">
      <style:graphic-properties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  <style:style style:family="graphic" style:name="a27">
      <style:graphic-properties/>
    </style:style>
    <style:style style:family="graphic" style:name="a28">
      <style:graphic-properties/>
    </style:style>
    <style:style style:family="graphic" style:name="a29">
      <style:graphic-properties/>
    </style:style>
    <style:style style:family="graphic" style:name="a10">
      <style:graphic-properties/>
    </style:style>
    <style:style style:family="graphic" style:name="a11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50">
      <style:graphic-properties/>
    </style:style>
    <style:style style:family="graphic" style:name="a14">
      <style:graphic-properties/>
    </style:style>
    <style:style style:family="graphic" style:name="a51">
      <style:graphic-properties/>
    </style:style>
    <style:style style:family="graphic" style:name="a15">
      <style:graphic-properties/>
    </style:style>
    <style:style style:family="graphic" style:name="a52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19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40">
      <style:graphic-properties/>
    </style:style>
    <style:style style:family="graphic" style:name="a3">
      <style:graphic-properties/>
    </style:style>
    <style:style style:family="graphic" style:name="a41">
      <style:graphic-properties/>
    </style:style>
    <style:style style:family="graphic" style:name="a4">
      <style:graphic-properties/>
    </style:style>
    <style:style style:family="graphic" style:name="a42">
      <style:graphic-properties/>
    </style:style>
    <style:style style:family="graphic" style:name="a5">
      <style:graphic-properties/>
    </style:style>
    <style:style style:family="graphic" style:name="a43">
      <style:graphic-properties/>
    </style:style>
    <style:style style:family="graphic" style:name="a6">
      <style:graphic-properties/>
    </style:style>
    <style:style style:family="graphic" style:name="a44">
      <style:graphic-properties/>
    </style:style>
    <style:style style:family="graphic" style:name="a7">
      <style:graphic-properties/>
    </style:style>
    <style:style style:family="graphic" style:name="a45">
      <style:graphic-properties/>
    </style:style>
    <style:style style:family="graphic" style:name="a8">
      <style:graphic-properties/>
    </style:style>
    <style:style style:family="graphic" style:name="a46">
      <style:graphic-properties/>
    </style:style>
    <style:style style:family="graphic" style:name="a9">
      <style:graphic-properties/>
    </style:style>
    <style:style style:family="graphic" style:name="a47">
      <style:graphic-properties/>
    </style:style>
    <style:style style:family="graphic" style:name="a48">
      <style:graphic-properties/>
    </style:style>
    <style:style style:family="graphic" style:name="a4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  <style:style style:family="graphic" style:name="a33">
      <style:graphic-properties/>
    </style:style>
    <style:style style:family="graphic" style:name="a34">
      <style:graphic-properties/>
    </style:style>
    <style:style style:family="graphic" style:name="a35">
      <style:graphic-properties/>
    </style:style>
    <style:style style:family="graphic" style:name="a36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otation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2">
            <text:p>CHART TEST DOCUMENT - 3D SETTINGS</text:p>
          </table:table-cell>
          <table:table-cell table:number-columns-repeated="11" table:style-name="ce2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1 - ROTATION</text:p>
          </table:table-cell>
          <table:table-cell table:number-columns-repeated="11" table:style-name="ce3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.1 - BAR CHART (0° ... 359°)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Rotation = 0°</text:p>
          </table:table-cell>
          <table:table-cell table:number-columns-repeated="3" table:style-name="ce5"/>
          <table:table-cell office:value-type="string" table:style-name="ce5">
            <text:p>Rotation = 60°</text:p>
          </table:table-cell>
          <table:table-cell table:number-columns-repeated="3" table:style-name="ce5"/>
          <table:table-cell office:value-type="string" table:style-name="ce5">
            <text:p>Rotation = 120°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1" draw:id="id0" draw:style-name="a0" draw:name="Chart 1" svg:x="0.02083in" svg:y="0.02083in" svg:width="3.66667in" svg:height="2.7083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8" draw:id="id7" draw:style-name="a7" draw:name="Chart 19" svg:x="0.02083in" svg:y="0.02083in" svg:width="3.66667in" svg:height="2.70833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9" draw:id="id8" draw:style-name="a8" draw:name="Chart 20" svg:x="0.02083in" svg:y="0.02083in" svg:width="3.66667in" svg:height="2.70833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office:value-type="string" table:style-name="ce5">
            <text:p>Rotation = 180°</text:p>
          </table:table-cell>
          <table:table-cell table:number-columns-repeated="3" table:style-name="ce5"/>
          <table:table-cell office:value-type="string" table:style-name="ce5">
            <text:p>Rotation = 240°</text:p>
          </table:table-cell>
          <table:table-cell table:number-columns-repeated="3" table:style-name="ce5"/>
          <table:table-cell office:value-type="string" table:style-name="ce5">
            <text:p>Rotation = 300°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10" draw:id="id9" draw:style-name="a9" draw:name="Chart 21" svg:x="0.02083in" svg:y="0.02083in" svg:width="3.66667in" svg:height="2.70833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1" draw:id="id10" draw:style-name="a10" draw:name="Chart 22" svg:x="0.02083in" svg:y="0.02083in" svg:width="3.66667in" svg:height="2.70833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2" draw:id="id11" draw:style-name="a11" draw:name="Chart 23" svg:x="0.02083in" svg:y="0.02083in" svg:width="3.66667in" svg:height="2.70833in" style:rel-width="scale" style:rel-height="scale">
              <draw:object xlink:href="Object 12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.2 - PIE CHART (0° ... 359°)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Rotation = 0°</text:p>
          </table:table-cell>
          <table:table-cell table:number-columns-repeated="3" table:style-name="ce5"/>
          <table:table-cell office:value-type="string" table:style-name="ce5">
            <text:p>Rotation = 60°</text:p>
          </table:table-cell>
          <table:table-cell table:number-columns-repeated="3" table:style-name="ce5"/>
          <table:table-cell office:value-type="string" table:style-name="ce5">
            <text:p>Rotation = 120°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2" draw:id="id1" draw:style-name="a1" draw:name="Chart 10" svg:x="0.02083in" svg:y="0.02083in" svg:width="3.66667in" svg:height="2.7083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3" draw:id="id2" draw:style-name="a2" draw:name="Chart 11" svg:x="0.02083in" svg:y="0.02083in" svg:width="3.66667in" svg:height="2.7083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4" draw:id="id3" draw:style-name="a3" draw:name="Chart 12" svg:x="0.02083in" svg:y="0.02083in" svg:width="3.66667in" svg:height="2.7083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office:value-type="string" table:style-name="ce5">
            <text:p>Rotation = 180°</text:p>
          </table:table-cell>
          <table:table-cell table:number-columns-repeated="3" table:style-name="ce5"/>
          <table:table-cell office:value-type="string" table:style-name="ce5">
            <text:p>Rotation = 240°</text:p>
          </table:table-cell>
          <table:table-cell table:number-columns-repeated="3" table:style-name="ce5"/>
          <table:table-cell office:value-type="string" table:style-name="ce5">
            <text:p>Rotation = 300°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5" draw:id="id4" draw:style-name="a4" draw:name="Chart 13" svg:x="0.02083in" svg:y="0.02083in" svg:width="3.66667in" svg:height="2.7083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6" draw:id="id5" draw:style-name="a5" draw:name="Chart 14" svg:x="0.02083in" svg:y="0.02083in" svg:width="3.66667in" svg:height="2.7083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7" draw:id="id6" draw:style-name="a6" draw:name="Chart 15" svg:x="0.02083in" svg:y="0.02083in" svg:width="3.66667in" svg:height="2.70833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number-rows-repeated="1048549" table:style-name="ro2">
          <table:table-cell table:number-columns-repeated="16384"/>
        </table:table-row>
      </table:table>
      <table:table table:name="Elevation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2">
            <text:p>CHART TEST DOCUMENT - 3D SETTINGS</text:p>
          </table:table-cell>
          <table:table-cell table:number-columns-repeated="11" table:style-name="ce2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2 - ELEVATION</text:p>
          </table:table-cell>
          <table:table-cell table:number-columns-repeated="11" table:style-name="ce3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2.1 - BAR CHART (-180° ... 180°)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Elevation = -90°</text:p>
          </table:table-cell>
          <table:table-cell table:number-columns-repeated="3" table:style-name="ce5"/>
          <table:table-cell office:value-type="string" table:style-name="ce5">
            <text:p>Elevation = -50°</text:p>
          </table:table-cell>
          <table:table-cell table:number-columns-repeated="3" table:style-name="ce5"/>
          <table:table-cell office:value-type="string" table:style-name="ce5">
            <text:p>Elevation = -10°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1" draw:id="id12" draw:style-name="a12" draw:name="Chart 10" svg:x="0.02083in" svg:y="0.02083in" svg:width="3.66667in" svg:height="2.70833in" style:rel-width="scale" style:rel-height="scale">
              <draw:object xlink:href="Object 13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2" draw:id="id13" draw:style-name="a13" draw:name="Chart 11" svg:x="0.02083in" svg:y="0.02083in" svg:width="3.66667in" svg:height="2.70833in" style:rel-width="scale" style:rel-height="scale">
              <draw:object xlink:href="Object 14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3" draw:id="id14" draw:style-name="a14" draw:name="Chart 12" svg:x="0.02083in" svg:y="0.02083in" svg:width="3.66667in" svg:height="2.70833in" style:rel-width="scale" style:rel-height="scale">
              <draw:object xlink:href="Object 15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office:value-type="string" table:style-name="ce5">
            <text:p>Elevation = 10°</text:p>
          </table:table-cell>
          <table:table-cell table:number-columns-repeated="3" table:style-name="ce5"/>
          <table:table-cell office:value-type="string" table:style-name="ce5">
            <text:p>Elevation = 50°</text:p>
          </table:table-cell>
          <table:table-cell table:number-columns-repeated="3" table:style-name="ce5"/>
          <table:table-cell office:value-type="string" table:style-name="ce5">
            <text:p>Elevation = 90°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4" draw:id="id15" draw:style-name="a15" draw:name="Chart 13" svg:x="0.02083in" svg:y="0.02083in" svg:width="3.66667in" svg:height="2.70833in" style:rel-width="scale" style:rel-height="scale">
              <draw:object xlink:href="Object 16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5" draw:id="id16" draw:style-name="a16" draw:name="Chart 14" svg:x="0.02083in" svg:y="0.02083in" svg:width="3.66667in" svg:height="2.70833in" style:rel-width="scale" style:rel-height="scale">
              <draw:object xlink:href="Object 17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6" draw:id="id17" draw:style-name="a17" draw:name="Chart 15" svg:x="0.02083in" svg:y="0.02083in" svg:width="3.66667in" svg:height="2.70833in" style:rel-width="scale" style:rel-height="scale">
              <draw:object xlink:href="Object 18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2.2 - PIE CHART (0° ... 90°)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Elevation = 0°</text:p>
          </table:table-cell>
          <table:table-cell table:number-columns-repeated="3" table:style-name="ce5"/>
          <table:table-cell office:value-type="string" table:style-name="ce5">
            <text:p>Elevation = 10°</text:p>
          </table:table-cell>
          <table:table-cell table:number-columns-repeated="3" table:style-name="ce5"/>
          <table:table-cell office:value-type="string" table:style-name="ce5">
            <text:p>Elevation = 20°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7" draw:id="id18" draw:style-name="a18" draw:name="Chart 20" svg:x="0.02083in" svg:y="0.02083in" svg:width="3.66667in" svg:height="2.70833in" style:rel-width="scale" style:rel-height="scale">
              <draw:object xlink:href="Object 19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8" draw:id="id19" draw:style-name="a19" draw:name="Chart 21" svg:x="0.02083in" svg:y="0.02083in" svg:width="3.66667in" svg:height="2.70833in" style:rel-width="scale" style:rel-height="scale">
              <draw:object xlink:href="Object 20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9" draw:id="id20" draw:style-name="a20" draw:name="Chart 22" svg:x="0.02083in" svg:y="0.02083in" svg:width="3.66667in" svg:height="2.70833in" style:rel-width="scale" style:rel-height="scale">
              <draw:object xlink:href="Object 21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office:value-type="string" table:style-name="ce5">
            <text:p>Elevation = 40°</text:p>
          </table:table-cell>
          <table:table-cell table:number-columns-repeated="3" table:style-name="ce5"/>
          <table:table-cell office:value-type="string" table:style-name="ce5">
            <text:p>Elevation = 60°</text:p>
          </table:table-cell>
          <table:table-cell table:number-columns-repeated="3" table:style-name="ce5"/>
          <table:table-cell office:value-type="string" table:style-name="ce5">
            <text:p>Elevation = 90°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10" draw:id="id21" draw:style-name="a21" draw:name="Chart 23" svg:x="0.02083in" svg:y="0.02083in" svg:width="3.66667in" svg:height="2.70833in" style:rel-width="scale" style:rel-height="scale">
              <draw:object xlink:href="Object 22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1" draw:id="id22" draw:style-name="a22" draw:name="Chart 24" svg:x="0.02083in" svg:y="0.02083in" svg:width="3.66667in" svg:height="2.70833in" style:rel-width="scale" style:rel-height="scale">
              <draw:object xlink:href="Object 23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2" draw:id="id23" draw:style-name="a23" draw:name="Chart 25" svg:x="0.02083in" svg:y="0.02083in" svg:width="3.66667in" svg:height="2.70833in" style:rel-width="scale" style:rel-height="scale">
              <draw:object xlink:href="Object 24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number-rows-repeated="1048549" table:style-name="ro2">
          <table:table-cell table:number-columns-repeated="16384"/>
        </table:table-row>
      </table:table>
      <table:table table:name="Perspective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2">
            <text:p>CHART TEST DOCUMENT - 3D SETTINGS</text:p>
          </table:table-cell>
          <table:table-cell table:number-columns-repeated="11" table:style-name="ce2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3 - PERSPECTIVE</text:p>
          </table:table-cell>
          <table:table-cell table:number-columns-repeated="11" table:style-name="ce3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3.1 - BAR CHART (0% ... 100%)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Perspective = 0%</text:p>
          </table:table-cell>
          <table:table-cell table:number-columns-repeated="3" table:style-name="ce5"/>
          <table:table-cell office:value-type="string" table:style-name="ce5">
            <text:p>Perspective = 20%</text:p>
          </table:table-cell>
          <table:table-cell table:number-columns-repeated="3" table:style-name="ce5"/>
          <table:table-cell office:value-type="string" table:style-name="ce5">
            <text:p>Perspective = 40%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1" draw:id="id24" draw:style-name="a24" draw:name="Chart 1" svg:x="0.02083in" svg:y="0.02083in" svg:width="3.66667in" svg:height="2.70833in" style:rel-width="scale" style:rel-height="scale">
              <draw:object xlink:href="Object 25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2" draw:id="id25" draw:style-name="a25" draw:name="Chart 2" svg:x="0.02083in" svg:y="0.02083in" svg:width="3.66667in" svg:height="2.70833in" style:rel-width="scale" style:rel-height="scale">
              <draw:object xlink:href="Object 26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3" draw:id="id26" draw:style-name="a26" draw:name="Chart 3" svg:x="0.02083in" svg:y="0.02083in" svg:width="3.66667in" svg:height="2.70833in" style:rel-width="scale" style:rel-height="scale">
              <draw:object xlink:href="Object 27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office:value-type="string" table:style-name="ce5">
            <text:p>Perspective = 60%</text:p>
          </table:table-cell>
          <table:table-cell table:number-columns-repeated="3" table:style-name="ce5"/>
          <table:table-cell office:value-type="string" table:style-name="ce5">
            <text:p>Perspective = 80%</text:p>
          </table:table-cell>
          <table:table-cell table:number-columns-repeated="3" table:style-name="ce5"/>
          <table:table-cell office:value-type="string" table:style-name="ce5">
            <text:p>Perspective = 100%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4" draw:id="id27" draw:style-name="a27" draw:name="Chart 4" svg:x="0.02083in" svg:y="0.02083in" svg:width="3.66667in" svg:height="2.70833in" style:rel-width="scale" style:rel-height="scale">
              <draw:object xlink:href="Object 28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5" draw:id="id28" draw:style-name="a28" draw:name="Chart 5" svg:x="0.02083in" svg:y="0.02083in" svg:width="3.66667in" svg:height="2.70833in" style:rel-width="scale" style:rel-height="scale">
              <draw:object xlink:href="Object 29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6" draw:id="id29" draw:style-name="a29" draw:name="Chart 6" svg:x="0.02083in" svg:y="0.02083in" svg:width="3.66667in" svg:height="2.70833in" style:rel-width="scale" style:rel-height="scale">
              <draw:object xlink:href="Object 30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3.2 - PIE CHART (0% ... 100%)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Perspective = 0%</text:p>
          </table:table-cell>
          <table:table-cell table:number-columns-repeated="3" table:style-name="ce5"/>
          <table:table-cell office:value-type="string" table:style-name="ce5">
            <text:p>Perspective = 20%</text:p>
          </table:table-cell>
          <table:table-cell table:number-columns-repeated="3" table:style-name="ce5"/>
          <table:table-cell office:value-type="string" table:style-name="ce5">
            <text:p>Perspective = 40%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7" draw:id="id30" draw:style-name="a30" draw:name="Chart 7" svg:x="0.02083in" svg:y="0.02083in" svg:width="3.66667in" svg:height="2.70833in" style:rel-width="scale" style:rel-height="scale">
              <draw:object xlink:href="Object 31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8" draw:id="id31" draw:style-name="a31" draw:name="Chart 8" svg:x="0.02083in" svg:y="0.02083in" svg:width="3.66667in" svg:height="2.70833in" style:rel-width="scale" style:rel-height="scale">
              <draw:object xlink:href="Object 32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9" draw:id="id32" draw:style-name="a32" draw:name="Chart 9" svg:x="0.02083in" svg:y="0.02083in" svg:width="3.66667in" svg:height="2.70833in" style:rel-width="scale" style:rel-height="scale">
              <draw:object xlink:href="Object 33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office:value-type="string" table:style-name="ce5">
            <text:p>Perspective = 60%</text:p>
          </table:table-cell>
          <table:table-cell table:number-columns-repeated="3" table:style-name="ce5"/>
          <table:table-cell office:value-type="string" table:style-name="ce5">
            <text:p>Perspective = 80%</text:p>
          </table:table-cell>
          <table:table-cell table:number-columns-repeated="3" table:style-name="ce5"/>
          <table:table-cell office:value-type="string" table:style-name="ce5">
            <text:p>Perspective = 100%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10" draw:id="id33" draw:style-name="a33" draw:name="Chart 10" svg:x="0.02083in" svg:y="0.02083in" svg:width="3.66667in" svg:height="2.70833in" style:rel-width="scale" style:rel-height="scale">
              <draw:object xlink:href="Object 34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1" draw:id="id34" draw:style-name="a34" draw:name="Chart 11" svg:x="0.02083in" svg:y="0.02083in" svg:width="3.66667in" svg:height="2.70833in" style:rel-width="scale" style:rel-height="scale">
              <draw:object xlink:href="Object 35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2" draw:id="id35" draw:style-name="a35" draw:name="Chart 12" svg:x="0.02083in" svg:y="0.02083in" svg:width="3.66667in" svg:height="2.70833in" style:rel-width="scale" style:rel-height="scale">
              <draw:object xlink:href="Object 36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number-rows-repeated="1048549" table:style-name="ro2">
          <table:table-cell table:number-columns-repeated="16384"/>
        </table:table-row>
      </table:table>
      <table:table table:name="Settings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2">
            <text:p>CHART TEST DOCUMENT - 3D SETTINGS</text:p>
          </table:table-cell>
          <table:table-cell table:number-columns-repeated="11" table:style-name="ce2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4 - OTHER 3D SETTINGS</text:p>
          </table:table-cell>
          <table:table-cell table:number-columns-repeated="11" table:style-name="ce3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4.1 - RIGHT-ANGLED AXES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RightAngledAxes = off</text:p>
          </table:table-cell>
          <table:table-cell table:number-columns-repeated="3" table:style-name="ce5"/>
          <table:table-cell office:value-type="string" table:style-name="ce5">
            <text:p>RightAngledAxes = on</text:p>
          </table:table-cell>
          <table:table-cell table:number-columns-repeated="7" table:style-name="ce5"/>
          <table:table-cell table:number-columns-repeated="16372"/>
        </table:table-row>
        <table:table-row table:style-name="ro5">
          <table:table-cell table:style-name="ce1">
            <draw:frame draw:z-index="1" draw:id="id36" draw:style-name="a36" draw:name="Chart 15" svg:x="0.02083in" svg:y="0.02083in" svg:width="3.66667in" svg:height="2.70833in" style:rel-width="scale" style:rel-height="scale">
              <draw:object xlink:href="Object 37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5" draw:id="id40" draw:style-name="a40" draw:name="Chart 31" svg:x="0.02083in" svg:y="0.02083in" svg:width="3.66667in" svg:height="2.70833in" style:rel-width="scale" style:rel-height="scale">
              <draw:object xlink:href="Object 41/" xlink:type="simple" xlink:show="embed" xlink:actuate="onLoad"/>
              <svg:title/>
              <svg:desc/>
            </draw:frame>
          </table:table-cell>
          <table:table-cell table:number-columns-repeated="16379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4.2 - BAR CHART SCALING (PERSPECTIVE)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AutoScaling = on, RelDepth = 30%</text:p>
          </table:table-cell>
          <table:table-cell table:number-columns-repeated="3" table:style-name="ce5"/>
          <table:table-cell office:value-type="string" table:style-name="ce5">
            <text:p>AutoScaling = on, RelDepth = 100%</text:p>
          </table:table-cell>
          <table:table-cell table:number-columns-repeated="3" table:style-name="ce5"/>
          <table:table-cell office:value-type="string" table:style-name="ce5">
            <text:p>AutoScaling = on, RelDepth = 300%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4" draw:id="id39" draw:style-name="a39" draw:name="Chart 30" svg:x="0.02083in" svg:y="0.02083in" svg:width="3.66667in" svg:height="2.70833in" style:rel-width="scale" style:rel-height="scale">
              <draw:object xlink:href="Object 40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2" draw:id="id37" draw:style-name="a37" draw:name="Chart 16" svg:x="0.02083in" svg:y="0.02083in" svg:width="3.66667in" svg:height="2.70833in" style:rel-width="scale" style:rel-height="scale">
              <draw:object xlink:href="Object 38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3" draw:id="id38" draw:style-name="a38" draw:name="Chart 29" svg:x="0.02083in" svg:y="0.02083in" svg:width="3.66667in" svg:height="2.70833in" style:rel-width="scale" style:rel-height="scale">
              <draw:object xlink:href="Object 39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office:value-type="string" table:style-name="ce5">
            <text:p>AutoScaling = off, RelHeight = 30%</text:p>
          </table:table-cell>
          <table:table-cell table:number-columns-repeated="3" table:style-name="ce5"/>
          <table:table-cell office:value-type="string" table:style-name="ce5">
            <text:p>AutoScaling = off, RelHeight = 100%</text:p>
          </table:table-cell>
          <table:table-cell table:number-columns-repeated="3" table:style-name="ce5"/>
          <table:table-cell office:value-type="string" table:style-name="ce5">
            <text:p>AutoScaling = off, RelHeight = 300%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11" draw:id="id46" draw:style-name="a46" draw:name="Chart 11" svg:x="0.02083in" svg:y="0.02083in" svg:width="3.66667in" svg:height="2.70833in" style:rel-width="scale" style:rel-height="scale">
              <draw:object xlink:href="Object 47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9" draw:id="id44" draw:style-name="a44" draw:name="Chart 9" svg:x="0.02083in" svg:y="0.02083in" svg:width="3.66667in" svg:height="2.70833in" style:rel-width="scale" style:rel-height="scale">
              <draw:object xlink:href="Object 45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0" draw:id="id45" draw:style-name="a45" draw:name="Chart 10" svg:x="0.02083in" svg:y="0.02083in" svg:width="3.66667in" svg:height="2.70833in" style:rel-width="scale" style:rel-height="scale">
              <draw:object xlink:href="Object 46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4.3 - BAR CHART SCALING (RIGHT-ANGLED)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AutoScaling = on, RelDepth = 30%</text:p>
          </table:table-cell>
          <table:table-cell table:number-columns-repeated="3" table:style-name="ce5"/>
          <table:table-cell office:value-type="string" table:style-name="ce5">
            <text:p>AutoScaling = on, RelDepth = 100%</text:p>
          </table:table-cell>
          <table:table-cell table:number-columns-repeated="3" table:style-name="ce5"/>
          <table:table-cell office:value-type="string" table:style-name="ce5">
            <text:p>AutoScaling = on, RelDepth = 300%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14" draw:id="id49" draw:style-name="a49" draw:name="Chart 14" svg:x="0.02083in" svg:y="0.02083in" svg:width="3.66667in" svg:height="2.70833in" style:rel-width="scale" style:rel-height="scale">
              <draw:object xlink:href="Object 50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2" draw:id="id47" draw:style-name="a47" draw:name="Chart 12" svg:x="0.02083in" svg:y="0.02083in" svg:width="3.66667in" svg:height="2.70833in" style:rel-width="scale" style:rel-height="scale">
              <draw:object xlink:href="Object 48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3" draw:id="id48" draw:style-name="a48" draw:name="Chart 13" svg:x="0.02083in" svg:y="0.02083in" svg:width="3.66667in" svg:height="2.70833in" style:rel-width="scale" style:rel-height="scale">
              <draw:object xlink:href="Object 49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office:value-type="string" table:style-name="ce5">
            <text:p>AutoScaling = off, RelHeight = 30%</text:p>
          </table:table-cell>
          <table:table-cell table:number-columns-repeated="3" table:style-name="ce5"/>
          <table:table-cell office:value-type="string" table:style-name="ce5">
            <text:p>AutoScaling = off, RelHeight = 100%</text:p>
          </table:table-cell>
          <table:table-cell table:number-columns-repeated="3" table:style-name="ce5"/>
          <table:table-cell office:value-type="string" table:style-name="ce5">
            <text:p>AutoScaling = off, RelHeight = 300%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17" draw:id="id52" draw:style-name="a52" draw:name="Chart 19" svg:x="0.02083in" svg:y="0.02083in" svg:width="3.66667in" svg:height="2.70833in" style:rel-width="scale" style:rel-height="scale">
              <draw:object xlink:href="Object 53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5" draw:id="id50" draw:style-name="a50" draw:name="Chart 17" svg:x="0.02083in" svg:y="0.02083in" svg:width="3.66667in" svg:height="2.70833in" style:rel-width="scale" style:rel-height="scale">
              <draw:object xlink:href="Object 51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6" draw:id="id51" draw:style-name="a51" draw:name="Chart 18" svg:x="0.02083in" svg:y="0.02083in" svg:width="3.66667in" svg:height="2.70833in" style:rel-width="scale" style:rel-height="scale">
              <draw:object xlink:href="Object 52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4.4 - PIE CHART SCALING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AutoScaling = off, RelHeight = 30%</text:p>
          </table:table-cell>
          <table:table-cell table:number-columns-repeated="3" table:style-name="ce5"/>
          <table:table-cell office:value-type="string" table:style-name="ce5">
            <text:p>AutoScaling = off, RelHeight = 100%</text:p>
          </table:table-cell>
          <table:table-cell table:number-columns-repeated="3" table:style-name="ce5"/>
          <table:table-cell office:value-type="string" table:style-name="ce5">
            <text:p>AutoScaling = off, RelHeight = 300%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6" draw:id="id41" draw:style-name="a41" draw:name="Chart 32" svg:x="0.02083in" svg:y="0.02083in" svg:width="3.66667in" svg:height="2.70833in" style:rel-width="scale" style:rel-height="scale">
              <draw:object xlink:href="Object 42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7" draw:id="id42" draw:style-name="a42" draw:name="Chart 33" svg:x="0.02083in" svg:y="0.02083in" svg:width="3.66667in" svg:height="2.70833in" style:rel-width="scale" style:rel-height="scale">
              <draw:object xlink:href="Object 43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8" draw:id="id43" draw:style-name="a43" draw:name="Chart 34" svg:x="0.02083in" svg:y="0.02083in" svg:width="3.66667in" svg:height="2.70833in" style:rel-width="scale" style:rel-height="scale">
              <draw:object xlink:href="Object 44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number-rows-repeated="1048535" table:style-name="ro2">
          <table:table-cell table:number-columns-repeated="16384"/>
        </table:table-row>
      </table:table>
      <table:table table:name="SourceData" table:style-name="ta1">
        <table:table-column table:style-name="co2" table:number-columns-repeated="16384" table:default-cell-style-name="ce1"/>
        <table:table-row table:style-name="ro1">
          <table:table-cell office:value-type="string" table:style-name="ce2">
            <text:p>CHART TEST DOCUMENT - 3D SETTINGS</text:p>
          </table:table-cell>
          <table:table-cell table:number-columns-repeated="6" table:style-name="ce2"/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5 - SOURCE DATA</text:p>
          </table:table-cell>
          <table:table-cell table:number-columns-repeated="6" table:style-name="ce3"/>
          <table:table-cell table:number-columns-repeated="16377"/>
        </table:table-row>
        <table:table-row table:style-name="ro2">
          <table:table-cell table:style-name="ce1"/>
          <table:table-cell office:value-type="string" table:style-name="ce1">
            <text:p>Series 1</text:p>
          </table:table-cell>
          <table:table-cell office:value-type="string" table:style-name="ce1">
            <text:p>Series 2</text:p>
          </table:table-cell>
          <table:table-cell office:value-type="string" table:style-name="ce1">
            <text:p>Series 3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Point 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Point 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Point 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Point 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-2" table:style-name="ce1">
            <text:p>-2</text:p>
          </table:table-cell>
          <table:table-cell table:number-columns-repeated="16380" table:style-name="ce1"/>
        </table:table-row>
        <table:table-row table:number-rows-repeated="104856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style:style style:name="Heading_1" style:family="table-cell" style:data-style-name="N0">
      <style:table-cell-properties fo:background-color="#FFC080"/>
      <style:text-properties style:font-name="Cambria" style:font-name-asian="Cambria" style:font-name-complex="Cambria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Heading_2" style:family="table-cell" style:data-style-name="N0">
      <style:table-cell-properties fo:background-color="#FFFFC0"/>
      <style:text-properties style:font-name="Cambria" style:font-name-asian="Cambria" style:font-name-complex="Cambria" fo:font-size="12pt" style:font-size-asian="12pt" style:font-size-complex="12pt" fo:font-style="italic" style:font-style-asian="italic" style:font-style-complex="italic" style:font-family-generic="roman"/>
    </style:style>
    <style:style style:name="Heading_3" style:family="table-cell" style:data-style-name="N0">
      <style:table-cell-properties style:vertical-align="top" fo:background-color="#D9D9D9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dministrator</meta:initial-creator>
    <dc:creator>Olaf Felka</dc:creator>
    <meta:creation-date>2008-03-13T17:47:48Z</meta:creation-date>
    <dc:date>2014-02-28T09:45:00Z</dc:date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true" chart:deep="true" chart:auto-position="true" chart:right-angled-axes="false"/>
      <style:graphic-properties draw:fill="none" draw:stroke="non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Wal0">
      <style:chart-properties chart:auto-size="true"/>
      <style:graphic-properties draw:fill="none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Axs2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</office:automatic-styles>
  <office:body>
    <office:chart>
      <chart:chart chart:class="chart:bar" svg:height="195.0pt" svg:width="263.9999212598425pt" chart:style-name="Crt0">
        <chart:plot-area chart:style-name="Plt0" dr3d:transform="matrix (0.90630677104982404 0 -0.42262044052464098 3.6833428844505495E-2 0.99619477459360894 7.8989047291030706E-2 0.42101227448709616 -8.7154868322934148E-2 0.90285806949864189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2"/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true" chart:deep="true" chart:auto-position="true" chart:right-angled-axes="false"/>
      <style:graphic-properties draw:fill="none" draw:stroke="non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Wal0">
      <style:chart-properties chart:auto-size="true"/>
      <style:graphic-properties draw:fill="none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Axs2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</office:automatic-styles>
  <office:body>
    <office:chart>
      <chart:chart chart:class="chart:bar" svg:height="195.0pt" svg:width="263.9999212598425pt" chart:style-name="Crt0">
        <chart:plot-area chart:style-name="Plt0" dr3d:transform="matrix (-0.90630679058908969 4.0448754508402145E-9 0.42262039862281092 3.6833428844505495E-2 0.99619477459360894 7.8989047291030706E-2 -0.42101223242521119 8.7154868322934051E-2 -0.90285808911254284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2"/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true" chart:deep="true" chart:auto-position="true" chart:right-angled-axes="false"/>
      <style:graphic-properties draw:fill="none" draw:stroke="non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Wal0">
      <style:chart-properties chart:auto-size="true"/>
      <style:graphic-properties draw:fill="none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Axs2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</office:automatic-styles>
  <office:body>
    <office:chart>
      <chart:chart chart:class="chart:bar" svg:height="195.0pt" svg:width="263.9999212598425pt" chart:style-name="Crt0">
        <chart:plot-area chart:style-name="Plt0" dr3d:transform="matrix (-0.8177606749930999 7.547833272773212E-2 -0.57058785451801475 3.6833428844505495E-2 0.99619477459360894 7.8989047291030706E-2 0.57437860071070368 4.3577429490847128E-2 -0.81742903709409842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2"/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true" chart:deep="true" chart:auto-position="true" chart:right-angled-axes="false"/>
      <style:graphic-properties draw:fill="none" draw:stroke="non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Wal0">
      <style:chart-properties chart:auto-size="true"/>
      <style:graphic-properties draw:fill="none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Axs2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</office:automatic-styles>
  <office:body>
    <office:chart>
      <chart:chart chart:class="chart:bar" svg:height="195.0pt" svg:width="263.9999212598425pt" chart:style-name="Crt0">
        <chart:plot-area chart:style-name="Plt0" dr3d:transform="matrix (8.8546137507842959E-2 7.5478326660418843E-2 -0.99320823785195522 3.6833428844505495E-2 0.99619477459360894 7.8989047291030706E-2 0.99539081774547156 -4.3577439999741806E-2 8.5429073921411469E-2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2"/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true" chart:deep="true" chart:auto-position="true" chart:right-angled-axes="false"/>
      <style:graphic-properties draw:fill="none" draw:stroke="non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Wal0">
      <style:chart-properties chart:auto-size="true"/>
      <style:graphic-properties draw:fill="none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Axs2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</office:automatic-styles>
  <office:body>
    <office:chart>
      <chart:chart chart:class="chart:bar" svg:height="195.0pt" svg:width="263.9999212598425pt" chart:style-name="Crt0">
        <chart:plot-area chart:style-name="Plt0" dr3d:transform="matrix (0.82654972978869912 0.3368240398660523 -0.45096020928075298 -0.41619982000637923 -0.17364906875781611 -0.89253779233498076 -0.3789370053358283 0.92541642901336851 -3.3434860937600619E-3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2"/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true" chart:deep="true" chart:auto-position="true" chart:right-angled-axes="false"/>
      <style:graphic-properties draw:fill="none" draw:stroke="non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Wal0">
      <style:chart-properties chart:auto-size="true"/>
      <style:graphic-properties draw:fill="none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Axs2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</office:automatic-styles>
  <office:body>
    <office:chart>
      <chart:chart chart:class="chart:bar" svg:height="195.0pt" svg:width="263.9999212598425pt" chart:style-name="Crt0">
        <chart:plot-area chart:style-name="Plt0" dr3d:transform="matrix (0.92392202419361524 0.29619828989503855 -0.24214596067914732 -0.36600022667484566 0.49999922531921176 -0.78488509270730211 -0.11140882947026171 0.81379810011048936 0.57036893759445173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2"/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true" chart:deep="true" chart:auto-position="true" chart:right-angled-axes="false"/>
      <style:graphic-properties draw:fill="none" draw:stroke="non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Wal0">
      <style:chart-properties chart:auto-size="true"/>
      <style:graphic-properties draw:fill="none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Axs2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</office:automatic-styles>
  <office:body>
    <office:chart>
      <chart:chart chart:class="chart:bar" svg:height="195.0pt" svg:width="263.9999212598425pt" chart:style-name="Crt0">
        <chart:plot-area chart:style-name="Plt0" dr3d:transform="matrix (0.98747733292156503 0.11697806427764258 -0.1058520167213074 -0.14454505479006483 0.93969231836766609 -0.30997592476922764 6.3207943344561757E-2 0.32139458501763224 0.94483346501883336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2"/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true" chart:deep="true" chart:auto-position="true" chart:right-angled-axes="false"/>
      <style:graphic-properties draw:fill="none" draw:stroke="non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Wal0">
      <style:chart-properties chart:auto-size="true"/>
      <style:graphic-properties draw:fill="none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Axs2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</office:automatic-styles>
  <office:body>
    <office:chart>
      <chart:chart chart:class="chart:bar" svg:height="195.0pt" svg:width="263.9999212598425pt" chart:style-name="Crt0">
        <chart:plot-area chart:style-name="Plt0" dr3d:transform="matrix (0.99619448901380991 3.0065418721256766E-7 -8.7158132485863904E-2 -3.7150619844328325E-7 0.99999999999961331 -7.9669261363046751E-7 8.7158132485590456E-2 8.2604057717738123E-7 0.99619448901353735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2"/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true" chart:deep="true" chart:auto-position="true" chart:right-angled-axes="false"/>
      <style:graphic-properties draw:fill="none" draw:stroke="non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Wal0">
      <style:chart-properties chart:auto-size="true"/>
      <style:graphic-properties draw:fill="none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Axs2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</office:automatic-styles>
  <office:body>
    <office:chart>
      <chart:chart chart:class="chart:bar" svg:height="195.0pt" svg:width="263.9999212598425pt" chart:style-name="Crt0">
        <chart:plot-area chart:style-name="Plt0" dr3d:transform="matrix (0.96237753261630643 -0.21984608589529228 -0.15967837434001306 0.27165490151806027 0.76604500153441046 0.58256215986395588 -5.7531901204908587E-3 -0.60402214706140045 0.79694676526275843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2"/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true" chart:deep="true" chart:auto-position="true" chart:right-angled-axes="false"/>
      <style:graphic-properties draw:fill="none" draw:stroke="non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Wal0">
      <style:chart-properties chart:auto-size="true"/>
      <style:graphic-properties draw:fill="none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Axs2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</office:automatic-styles>
  <office:body>
    <office:chart>
      <chart:chart chart:class="chart:bar" svg:height="195.0pt" svg:width="263.9999212598425pt" chart:style-name="Crt0">
        <chart:plot-area chart:style-name="Plt0" dr3d:transform="matrix (0.87674983025562248 -0.33682404262242277 -0.34330642210454659 0.41619982341231454 0.17364902305269186 0.89253779963898683 -0.24101336506155591 -0.92541643658643402 0.29243285854597723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2"/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Wal0">
      <style:chart-properties chart:auto-size="true"/>
      <style:graphic-properties draw:fill="none" draw:stroke="none"/>
    </style:style>
    <style:style style:family="chart" style:name="G0S0P0">
      <style:graphic-properties draw:fill="solid" draw:fill-color="#4f81bd" draw:opacity="100%" draw:stroke="none"/>
    </style:style>
    <style:style style:family="chart" style:name="G0S0P1">
      <style:graphic-properties draw:fill="solid" draw:fill-color="#c0504d" draw:opacity="100%" draw:stroke="none"/>
    </style:style>
    <style:style style:family="chart" style:name="G0S0P2">
      <style:graphic-properties draw:fill="solid" draw:fill-color="#9bbb59" draw:opacity="100%" draw:stroke="none"/>
    </style:style>
    <style:style style:family="chart" style:name="G0S0P3">
      <style:graphic-properties draw:fill="solid" draw:fill-color="#8064a2" draw:opacity="100%" draw:stroke="none"/>
    </style:style>
    <style:style style:family="chart" style:name="G0S2P0">
      <style:graphic-properties draw:fill="solid" draw:fill-color="#4f81bd" draw:opacity="100%" draw:stroke="none"/>
    </style:style>
    <style:style style:family="chart" style:name="G0S2P1">
      <style:graphic-properties draw:fill="solid" draw:fill-color="#c0504d" draw:opacity="100%" draw:stroke="non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f81bd" draw:opacity="100%" draw:stroke="none"/>
    </style:style>
    <style:style style:family="chart" style:name="G0S2P2">
      <style:graphic-properties draw:fill="solid" draw:fill-color="#9bbb59" draw:opacity="100%" draw:stroke="none"/>
    </style:style>
    <style:style style:family="chart" style:name="G0S1">
      <style:chart-properties chart:symbol-type="none" chart:connect-bars="false" chart:pie-offset="0" chart:solid-type="cuboid"/>
      <style:graphic-properties draw:fill="solid" draw:fill-color="#c0504d" draw:opacity="100%" draw:stroke="none"/>
    </style:style>
    <style:style style:family="chart" style:name="G0S2P3">
      <style:graphic-properties draw:fill="solid" draw:fill-color="#8064a2" draw:opacity="100%" draw:stroke="none"/>
    </style:style>
    <style:style style:family="chart" style:name="G0S2">
      <style:chart-properties chart:symbol-type="none" chart:connect-bars="false" chart:pie-offset="0" chart:solid-type="cuboid"/>
      <style:graphic-properties draw:fill="solid" draw:fill-color="#9bbb59" draw:opacity="100%" draw:stroke="none"/>
    </style:style>
    <style:style style:family="chart" style:name="Crt0">
      <style:chart-properties chart:three-dimensional="tru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G0S1P0">
      <style:graphic-properties draw:fill="solid" draw:fill-color="#4f81bd" draw:opacity="100%" draw:stroke="none"/>
    </style:style>
    <style:style style:family="chart" style:name="G0S1P1">
      <style:graphic-properties draw:fill="solid" draw:fill-color="#c0504d" draw:opacity="100%" draw:stroke="none"/>
    </style:style>
    <style:style style:family="chart" style:name="G0S1P2">
      <style:graphic-properties draw:fill="solid" draw:fill-color="#9bbb59" draw:opacity="100%" draw:stroke="none"/>
    </style:style>
    <style:style style:family="chart" style:name="G0S1P3">
      <style:graphic-properties draw:fill="solid" draw:fill-color="#8064a2" draw:opacity="100%" draw:stroke="none"/>
    </style:style>
    <style:style style:family="chart" style:name="Plt0">
      <style:chart-properties chart:three-dimensional="true" chart:deep="false" chart:pie-offset="0" chart:angle-offset="0" chart:auto-position="true" chart:right-angled-axes="false"/>
      <style:graphic-properties draw:fill="none" draw:stroke="none"/>
    </style:style>
  </office:automatic-styles>
  <office:body>
    <office:chart>
      <chart:chart chart:class="chart:circle" svg:height="195.0pt" svg:width="263.9999212598425pt" chart:style-name="Crt0">
        <chart:plot-area chart:style-name="Plt0" dr3d:transform="matrix (0.90630677104982404 0 -0.42262044052464098 -0.41619982000637923 -0.17364906875781611 -0.89253779233498076 -7.3387645935121856E-2 0.9848075958884267 -0.15737932680170577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>
            <chart:categories table:cell-range-address="SourceData.$A$5:.$A$8"/>
          </chart:axis>
          <chart:axis chart:dimension="y"/>
          <chart:series chart:label-cell-address="SourceData.$B$4" chart:values-cell-range-address="SourceData.$B$5:.$B$8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series chart:label-cell-address="SourceData.$C$4" chart:values-cell-range-address="SourceData.$C$5:.$C$8" chart:class="chart:circle" chart:attached-axis="primary-y" chart:style-name="G0S1">
            <chart:data-point chart:style-name="G0S1P0"/>
            <chart:data-point chart:style-name="G0S1P1"/>
            <chart:data-point chart:style-name="G0S1P2"/>
            <chart:data-point chart:style-name="G0S1P3"/>
          </chart:series>
          <chart:series chart:label-cell-address="SourceData.$D$4" chart:values-cell-range-address="SourceData.$D$5:.$D$8" chart:class="chart:circle" chart:attached-axis="primary-y" chart:style-name="G0S2">
            <chart:data-point chart:style-name="G0S2P0"/>
            <chart:data-point chart:style-name="G0S2P1"/>
            <chart:data-point chart:style-name="G0S2P2"/>
            <chart:data-point chart:style-name="G0S2P3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Wal0">
      <style:chart-properties chart:auto-size="true"/>
      <style:graphic-properties draw:fill="none" draw:stroke="none"/>
    </style:style>
    <style:style style:family="chart" style:name="G0S0P0">
      <style:graphic-properties draw:fill="solid" draw:fill-color="#4f81bd" draw:opacity="100%" draw:stroke="none"/>
    </style:style>
    <style:style style:family="chart" style:name="G0S0P1">
      <style:graphic-properties draw:fill="solid" draw:fill-color="#c0504d" draw:opacity="100%" draw:stroke="none"/>
    </style:style>
    <style:style style:family="chart" style:name="G0S0P2">
      <style:graphic-properties draw:fill="solid" draw:fill-color="#9bbb59" draw:opacity="100%" draw:stroke="none"/>
    </style:style>
    <style:style style:family="chart" style:name="G0S0P3">
      <style:graphic-properties draw:fill="solid" draw:fill-color="#8064a2" draw:opacity="100%" draw:stroke="none"/>
    </style:style>
    <style:style style:family="chart" style:name="G0S2P0">
      <style:graphic-properties draw:fill="solid" draw:fill-color="#4f81bd" draw:opacity="100%" draw:stroke="none"/>
    </style:style>
    <style:style style:family="chart" style:name="G0S2P1">
      <style:graphic-properties draw:fill="solid" draw:fill-color="#c0504d" draw:opacity="100%" draw:stroke="non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f81bd" draw:opacity="100%" draw:stroke="none"/>
    </style:style>
    <style:style style:family="chart" style:name="G0S2P2">
      <style:graphic-properties draw:fill="solid" draw:fill-color="#9bbb59" draw:opacity="100%" draw:stroke="none"/>
    </style:style>
    <style:style style:family="chart" style:name="G0S1">
      <style:chart-properties chart:symbol-type="none" chart:connect-bars="false" chart:pie-offset="0" chart:solid-type="cuboid"/>
      <style:graphic-properties draw:fill="solid" draw:fill-color="#c0504d" draw:opacity="100%" draw:stroke="none"/>
    </style:style>
    <style:style style:family="chart" style:name="G0S2P3">
      <style:graphic-properties draw:fill="solid" draw:fill-color="#8064a2" draw:opacity="100%" draw:stroke="none"/>
    </style:style>
    <style:style style:family="chart" style:name="G0S2">
      <style:chart-properties chart:symbol-type="none" chart:connect-bars="false" chart:pie-offset="0" chart:solid-type="cuboid"/>
      <style:graphic-properties draw:fill="solid" draw:fill-color="#9bbb59" draw:opacity="100%" draw:stroke="none"/>
    </style:style>
    <style:style style:family="chart" style:name="Crt0">
      <style:chart-properties chart:three-dimensional="tru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G0S1P0">
      <style:graphic-properties draw:fill="solid" draw:fill-color="#4f81bd" draw:opacity="100%" draw:stroke="none"/>
    </style:style>
    <style:style style:family="chart" style:name="G0S1P1">
      <style:graphic-properties draw:fill="solid" draw:fill-color="#c0504d" draw:opacity="100%" draw:stroke="none"/>
    </style:style>
    <style:style style:family="chart" style:name="G0S1P2">
      <style:graphic-properties draw:fill="solid" draw:fill-color="#9bbb59" draw:opacity="100%" draw:stroke="none"/>
    </style:style>
    <style:style style:family="chart" style:name="G0S1P3">
      <style:graphic-properties draw:fill="solid" draw:fill-color="#8064a2" draw:opacity="100%" draw:stroke="none"/>
    </style:style>
    <style:style style:family="chart" style:name="Plt0">
      <style:chart-properties chart:three-dimensional="true" chart:deep="false" chart:pie-offset="0" chart:angle-offset="0" chart:auto-position="true" chart:right-angled-axes="false"/>
      <style:graphic-properties draw:fill="none" draw:stroke="none"/>
    </style:style>
  </office:automatic-styles>
  <office:body>
    <office:chart>
      <chart:chart chart:class="chart:circle" svg:height="195.0pt" svg:width="263.9999212598425pt" chart:style-name="Crt0">
        <chart:plot-area chart:style-name="Plt0" dr3d:transform="matrix (0.90630677104982404 0 -0.42262044052464098 -0.34619061433865889 0.5735757046556067 -0.74240350859397652 0.24240481697578373 0.81915255662716668 0.51983554483905059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>
            <chart:categories table:cell-range-address="SourceData.$A$5:.$A$8"/>
          </chart:axis>
          <chart:axis chart:dimension="y"/>
          <chart:series chart:label-cell-address="SourceData.$B$4" chart:values-cell-range-address="SourceData.$B$5:.$B$8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series chart:label-cell-address="SourceData.$C$4" chart:values-cell-range-address="SourceData.$C$5:.$C$8" chart:class="chart:circle" chart:attached-axis="primary-y" chart:style-name="G0S1">
            <chart:data-point chart:style-name="G0S1P0"/>
            <chart:data-point chart:style-name="G0S1P1"/>
            <chart:data-point chart:style-name="G0S1P2"/>
            <chart:data-point chart:style-name="G0S1P3"/>
          </chart:series>
          <chart:series chart:label-cell-address="SourceData.$D$4" chart:values-cell-range-address="SourceData.$D$5:.$D$8" chart:class="chart:circle" chart:attached-axis="primary-y" chart:style-name="G0S2">
            <chart:data-point chart:style-name="G0S2P0"/>
            <chart:data-point chart:style-name="G0S2P1"/>
            <chart:data-point chart:style-name="G0S2P2"/>
            <chart:data-point chart:style-name="G0S2P3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Wal0">
      <style:chart-properties chart:auto-size="true"/>
      <style:graphic-properties draw:fill="none" draw:stroke="none"/>
    </style:style>
    <style:style style:family="chart" style:name="G0S0P0">
      <style:graphic-properties draw:fill="solid" draw:fill-color="#4f81bd" draw:opacity="100%" draw:stroke="none"/>
    </style:style>
    <style:style style:family="chart" style:name="G0S0P1">
      <style:graphic-properties draw:fill="solid" draw:fill-color="#c0504d" draw:opacity="100%" draw:stroke="none"/>
    </style:style>
    <style:style style:family="chart" style:name="G0S0P2">
      <style:graphic-properties draw:fill="solid" draw:fill-color="#9bbb59" draw:opacity="100%" draw:stroke="none"/>
    </style:style>
    <style:style style:family="chart" style:name="G0S0P3">
      <style:graphic-properties draw:fill="solid" draw:fill-color="#8064a2" draw:opacity="100%" draw:stroke="none"/>
    </style:style>
    <style:style style:family="chart" style:name="G0S2P0">
      <style:graphic-properties draw:fill="solid" draw:fill-color="#4f81bd" draw:opacity="100%" draw:stroke="none"/>
    </style:style>
    <style:style style:family="chart" style:name="G0S2P1">
      <style:graphic-properties draw:fill="solid" draw:fill-color="#c0504d" draw:opacity="100%" draw:stroke="non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f81bd" draw:opacity="100%" draw:stroke="none"/>
    </style:style>
    <style:style style:family="chart" style:name="G0S2P2">
      <style:graphic-properties draw:fill="solid" draw:fill-color="#9bbb59" draw:opacity="100%" draw:stroke="none"/>
    </style:style>
    <style:style style:family="chart" style:name="G0S1">
      <style:chart-properties chart:symbol-type="none" chart:connect-bars="false" chart:pie-offset="0" chart:solid-type="cuboid"/>
      <style:graphic-properties draw:fill="solid" draw:fill-color="#c0504d" draw:opacity="100%" draw:stroke="none"/>
    </style:style>
    <style:style style:family="chart" style:name="G0S2P3">
      <style:graphic-properties draw:fill="solid" draw:fill-color="#8064a2" draw:opacity="100%" draw:stroke="none"/>
    </style:style>
    <style:style style:family="chart" style:name="G0S2">
      <style:chart-properties chart:symbol-type="none" chart:connect-bars="false" chart:pie-offset="0" chart:solid-type="cuboid"/>
      <style:graphic-properties draw:fill="solid" draw:fill-color="#9bbb59" draw:opacity="100%" draw:stroke="none"/>
    </style:style>
    <style:style style:family="chart" style:name="Crt0">
      <style:chart-properties chart:three-dimensional="tru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G0S1P0">
      <style:graphic-properties draw:fill="solid" draw:fill-color="#4f81bd" draw:opacity="100%" draw:stroke="none"/>
    </style:style>
    <style:style style:family="chart" style:name="G0S1P1">
      <style:graphic-properties draw:fill="solid" draw:fill-color="#c0504d" draw:opacity="100%" draw:stroke="none"/>
    </style:style>
    <style:style style:family="chart" style:name="G0S1P2">
      <style:graphic-properties draw:fill="solid" draw:fill-color="#9bbb59" draw:opacity="100%" draw:stroke="none"/>
    </style:style>
    <style:style style:family="chart" style:name="G0S1P3">
      <style:graphic-properties draw:fill="solid" draw:fill-color="#8064a2" draw:opacity="100%" draw:stroke="none"/>
    </style:style>
    <style:style style:family="chart" style:name="Plt0">
      <style:chart-properties chart:three-dimensional="true" chart:deep="false" chart:pie-offset="0" chart:angle-offset="0" chart:auto-position="true" chart:right-angled-axes="false"/>
      <style:graphic-properties draw:fill="none" draw:stroke="none"/>
    </style:style>
  </office:automatic-styles>
  <office:body>
    <office:chart>
      <chart:chart chart:class="chart:circle" svg:height="195.0pt" svg:width="263.9999212598425pt" chart:style-name="Crt0">
        <chart:plot-area chart:style-name="Plt0" dr3d:transform="matrix (0.90630677104982404 0 -0.42262044052464098 -0.42262044052446857 -9.0225912655061968E-7 -0.90630677104945567 -3.813131495278288E-7 0.99999999999959266 -8.1772355606246627E-7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>
            <chart:categories table:cell-range-address="SourceData.$A$5:.$A$8"/>
          </chart:axis>
          <chart:axis chart:dimension="y"/>
          <chart:series chart:label-cell-address="SourceData.$B$4" chart:values-cell-range-address="SourceData.$B$5:.$B$8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series chart:label-cell-address="SourceData.$C$4" chart:values-cell-range-address="SourceData.$C$5:.$C$8" chart:class="chart:circle" chart:attached-axis="primary-y" chart:style-name="G0S1">
            <chart:data-point chart:style-name="G0S1P0"/>
            <chart:data-point chart:style-name="G0S1P1"/>
            <chart:data-point chart:style-name="G0S1P2"/>
            <chart:data-point chart:style-name="G0S1P3"/>
          </chart:series>
          <chart:series chart:label-cell-address="SourceData.$D$4" chart:values-cell-range-address="SourceData.$D$5:.$D$8" chart:class="chart:circle" chart:attached-axis="primary-y" chart:style-name="G0S2">
            <chart:data-point chart:style-name="G0S2P0"/>
            <chart:data-point chart:style-name="G0S2P1"/>
            <chart:data-point chart:style-name="G0S2P2"/>
            <chart:data-point chart:style-name="G0S2P3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Wal0">
      <style:chart-properties chart:auto-size="true"/>
      <style:graphic-properties draw:fill="none" draw:stroke="none"/>
    </style:style>
    <style:style style:family="chart" style:name="G0S0P0">
      <style:graphic-properties draw:fill="solid" draw:fill-color="#4f81bd" draw:opacity="100%" draw:stroke="none"/>
    </style:style>
    <style:style style:family="chart" style:name="G0S0P1">
      <style:graphic-properties draw:fill="solid" draw:fill-color="#c0504d" draw:opacity="100%" draw:stroke="none"/>
    </style:style>
    <style:style style:family="chart" style:name="G0S0P2">
      <style:graphic-properties draw:fill="solid" draw:fill-color="#9bbb59" draw:opacity="100%" draw:stroke="none"/>
    </style:style>
    <style:style style:family="chart" style:name="G0S0P3">
      <style:graphic-properties draw:fill="solid" draw:fill-color="#8064a2" draw:opacity="100%" draw:stroke="none"/>
    </style:style>
    <style:style style:family="chart" style:name="G0S2P0">
      <style:graphic-properties draw:fill="solid" draw:fill-color="#4f81bd" draw:opacity="100%" draw:stroke="none"/>
    </style:style>
    <style:style style:family="chart" style:name="G0S2P1">
      <style:graphic-properties draw:fill="solid" draw:fill-color="#c0504d" draw:opacity="100%" draw:stroke="non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f81bd" draw:opacity="100%" draw:stroke="none"/>
    </style:style>
    <style:style style:family="chart" style:name="G0S2P2">
      <style:graphic-properties draw:fill="solid" draw:fill-color="#9bbb59" draw:opacity="100%" draw:stroke="none"/>
    </style:style>
    <style:style style:family="chart" style:name="G0S1">
      <style:chart-properties chart:symbol-type="none" chart:connect-bars="false" chart:pie-offset="0" chart:solid-type="cuboid"/>
      <style:graphic-properties draw:fill="solid" draw:fill-color="#c0504d" draw:opacity="100%" draw:stroke="none"/>
    </style:style>
    <style:style style:family="chart" style:name="G0S2P3">
      <style:graphic-properties draw:fill="solid" draw:fill-color="#8064a2" draw:opacity="100%" draw:stroke="none"/>
    </style:style>
    <style:style style:family="chart" style:name="G0S2">
      <style:chart-properties chart:symbol-type="none" chart:connect-bars="false" chart:pie-offset="0" chart:solid-type="cuboid"/>
      <style:graphic-properties draw:fill="solid" draw:fill-color="#9bbb59" draw:opacity="100%" draw:stroke="none"/>
    </style:style>
    <style:style style:family="chart" style:name="Crt0">
      <style:chart-properties chart:three-dimensional="tru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G0S1P0">
      <style:graphic-properties draw:fill="solid" draw:fill-color="#4f81bd" draw:opacity="100%" draw:stroke="none"/>
    </style:style>
    <style:style style:family="chart" style:name="G0S1P1">
      <style:graphic-properties draw:fill="solid" draw:fill-color="#c0504d" draw:opacity="100%" draw:stroke="none"/>
    </style:style>
    <style:style style:family="chart" style:name="G0S1P2">
      <style:graphic-properties draw:fill="solid" draw:fill-color="#9bbb59" draw:opacity="100%" draw:stroke="none"/>
    </style:style>
    <style:style style:family="chart" style:name="G0S1P3">
      <style:graphic-properties draw:fill="solid" draw:fill-color="#8064a2" draw:opacity="100%" draw:stroke="none"/>
    </style:style>
    <style:style style:family="chart" style:name="Plt0">
      <style:chart-properties chart:three-dimensional="true" chart:deep="false" chart:pie-offset="0" chart:angle-offset="0" chart:auto-position="true" chart:right-angled-axes="false"/>
      <style:graphic-properties draw:fill="none" draw:stroke="none"/>
    </style:style>
  </office:automatic-styles>
  <office:body>
    <office:chart>
      <chart:chart chart:class="chart:circle" svg:height="195.0pt" svg:width="263.9999212598425pt" chart:style-name="Crt0">
        <chart:plot-area chart:style-name="Plt0" dr3d:transform="matrix (0.90630677104982404 0 -0.42262044052464098 -0.4161999524350482 0.17364729165425102 -0.89253807632739557 7.3386894894830329E-2 0.98480790923973738 0.15737771620071106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>
            <chart:categories table:cell-range-address="SourceData.$A$5:.$A$8"/>
          </chart:axis>
          <chart:axis chart:dimension="y"/>
          <chart:series chart:label-cell-address="SourceData.$B$4" chart:values-cell-range-address="SourceData.$B$5:.$B$8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series chart:label-cell-address="SourceData.$C$4" chart:values-cell-range-address="SourceData.$C$5:.$C$8" chart:class="chart:circle" chart:attached-axis="primary-y" chart:style-name="G0S1">
            <chart:data-point chart:style-name="G0S1P0"/>
            <chart:data-point chart:style-name="G0S1P1"/>
            <chart:data-point chart:style-name="G0S1P2"/>
            <chart:data-point chart:style-name="G0S1P3"/>
          </chart:series>
          <chart:series chart:label-cell-address="SourceData.$D$4" chart:values-cell-range-address="SourceData.$D$5:.$D$8" chart:class="chart:circle" chart:attached-axis="primary-y" chart:style-name="G0S2">
            <chart:data-point chart:style-name="G0S2P0"/>
            <chart:data-point chart:style-name="G0S2P1"/>
            <chart:data-point chart:style-name="G0S2P2"/>
            <chart:data-point chart:style-name="G0S2P3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Wal0">
      <style:chart-properties chart:auto-size="true"/>
      <style:graphic-properties draw:fill="none" draw:stroke="none"/>
    </style:style>
    <style:style style:family="chart" style:name="G0S0P0">
      <style:graphic-properties draw:fill="solid" draw:fill-color="#4f81bd" draw:opacity="100%" draw:stroke="none"/>
    </style:style>
    <style:style style:family="chart" style:name="G0S0P1">
      <style:graphic-properties draw:fill="solid" draw:fill-color="#c0504d" draw:opacity="100%" draw:stroke="none"/>
    </style:style>
    <style:style style:family="chart" style:name="G0S0P2">
      <style:graphic-properties draw:fill="solid" draw:fill-color="#9bbb59" draw:opacity="100%" draw:stroke="none"/>
    </style:style>
    <style:style style:family="chart" style:name="G0S0P3">
      <style:graphic-properties draw:fill="solid" draw:fill-color="#8064a2" draw:opacity="100%" draw:stroke="none"/>
    </style:style>
    <style:style style:family="chart" style:name="G0S2P0">
      <style:graphic-properties draw:fill="solid" draw:fill-color="#4f81bd" draw:opacity="100%" draw:stroke="none"/>
    </style:style>
    <style:style style:family="chart" style:name="G0S2P1">
      <style:graphic-properties draw:fill="solid" draw:fill-color="#c0504d" draw:opacity="100%" draw:stroke="non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f81bd" draw:opacity="100%" draw:stroke="none"/>
    </style:style>
    <style:style style:family="chart" style:name="G0S2P2">
      <style:graphic-properties draw:fill="solid" draw:fill-color="#9bbb59" draw:opacity="100%" draw:stroke="none"/>
    </style:style>
    <style:style style:family="chart" style:name="G0S1">
      <style:chart-properties chart:symbol-type="none" chart:connect-bars="false" chart:pie-offset="0" chart:solid-type="cuboid"/>
      <style:graphic-properties draw:fill="solid" draw:fill-color="#c0504d" draw:opacity="100%" draw:stroke="none"/>
    </style:style>
    <style:style style:family="chart" style:name="G0S2P3">
      <style:graphic-properties draw:fill="solid" draw:fill-color="#8064a2" draw:opacity="100%" draw:stroke="none"/>
    </style:style>
    <style:style style:family="chart" style:name="G0S2">
      <style:chart-properties chart:symbol-type="none" chart:connect-bars="false" chart:pie-offset="0" chart:solid-type="cuboid"/>
      <style:graphic-properties draw:fill="solid" draw:fill-color="#9bbb59" draw:opacity="100%" draw:stroke="none"/>
    </style:style>
    <style:style style:family="chart" style:name="Crt0">
      <style:chart-properties chart:three-dimensional="tru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G0S1P0">
      <style:graphic-properties draw:fill="solid" draw:fill-color="#4f81bd" draw:opacity="100%" draw:stroke="none"/>
    </style:style>
    <style:style style:family="chart" style:name="G0S1P1">
      <style:graphic-properties draw:fill="solid" draw:fill-color="#c0504d" draw:opacity="100%" draw:stroke="none"/>
    </style:style>
    <style:style style:family="chart" style:name="G0S1P2">
      <style:graphic-properties draw:fill="solid" draw:fill-color="#9bbb59" draw:opacity="100%" draw:stroke="none"/>
    </style:style>
    <style:style style:family="chart" style:name="G0S1P3">
      <style:graphic-properties draw:fill="solid" draw:fill-color="#8064a2" draw:opacity="100%" draw:stroke="none"/>
    </style:style>
    <style:style style:family="chart" style:name="Plt0">
      <style:chart-properties chart:three-dimensional="true" chart:deep="false" chart:pie-offset="0" chart:angle-offset="0" chart:auto-position="true" chart:right-angled-axes="false"/>
      <style:graphic-properties draw:fill="none" draw:stroke="none"/>
    </style:style>
  </office:automatic-styles>
  <office:body>
    <office:chart>
      <chart:chart chart:class="chart:circle" svg:height="195.0pt" svg:width="263.9999212598425pt" chart:style-name="Crt0">
        <chart:plot-area chart:style-name="Plt0" dr3d:transform="matrix (0.90630677104982404 0 -0.42262044052464098 -0.36600022667484566 0.49999922531921176 -0.78488509270730211 0.21130989286638441 0.86602585104613783 0.45315268342646836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>
            <chart:categories table:cell-range-address="SourceData.$A$5:.$A$8"/>
          </chart:axis>
          <chart:axis chart:dimension="y"/>
          <chart:series chart:label-cell-address="SourceData.$B$4" chart:values-cell-range-address="SourceData.$B$5:.$B$8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series chart:label-cell-address="SourceData.$C$4" chart:values-cell-range-address="SourceData.$C$5:.$C$8" chart:class="chart:circle" chart:attached-axis="primary-y" chart:style-name="G0S1">
            <chart:data-point chart:style-name="G0S1P0"/>
            <chart:data-point chart:style-name="G0S1P1"/>
            <chart:data-point chart:style-name="G0S1P2"/>
            <chart:data-point chart:style-name="G0S1P3"/>
          </chart:series>
          <chart:series chart:label-cell-address="SourceData.$D$4" chart:values-cell-range-address="SourceData.$D$5:.$D$8" chart:class="chart:circle" chart:attached-axis="primary-y" chart:style-name="G0S2">
            <chart:data-point chart:style-name="G0S2P0"/>
            <chart:data-point chart:style-name="G0S2P1"/>
            <chart:data-point chart:style-name="G0S2P2"/>
            <chart:data-point chart:style-name="G0S2P3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Wal0">
      <style:chart-properties chart:auto-size="true"/>
      <style:graphic-properties draw:fill="none" draw:stroke="none"/>
    </style:style>
    <style:style style:family="chart" style:name="G0S0P0">
      <style:graphic-properties draw:fill="solid" draw:fill-color="#4f81bd" draw:opacity="100%" draw:stroke="none"/>
    </style:style>
    <style:style style:family="chart" style:name="G0S0P1">
      <style:graphic-properties draw:fill="solid" draw:fill-color="#c0504d" draw:opacity="100%" draw:stroke="none"/>
    </style:style>
    <style:style style:family="chart" style:name="G0S0P2">
      <style:graphic-properties draw:fill="solid" draw:fill-color="#9bbb59" draw:opacity="100%" draw:stroke="none"/>
    </style:style>
    <style:style style:family="chart" style:name="G0S0P3">
      <style:graphic-properties draw:fill="solid" draw:fill-color="#8064a2" draw:opacity="100%" draw:stroke="none"/>
    </style:style>
    <style:style style:family="chart" style:name="G0S2P0">
      <style:graphic-properties draw:fill="solid" draw:fill-color="#4f81bd" draw:opacity="100%" draw:stroke="none"/>
    </style:style>
    <style:style style:family="chart" style:name="G0S2P1">
      <style:graphic-properties draw:fill="solid" draw:fill-color="#c0504d" draw:opacity="100%" draw:stroke="non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f81bd" draw:opacity="100%" draw:stroke="none"/>
    </style:style>
    <style:style style:family="chart" style:name="G0S2P2">
      <style:graphic-properties draw:fill="solid" draw:fill-color="#9bbb59" draw:opacity="100%" draw:stroke="none"/>
    </style:style>
    <style:style style:family="chart" style:name="G0S1">
      <style:chart-properties chart:symbol-type="none" chart:connect-bars="false" chart:pie-offset="0" chart:solid-type="cuboid"/>
      <style:graphic-properties draw:fill="solid" draw:fill-color="#c0504d" draw:opacity="100%" draw:stroke="none"/>
    </style:style>
    <style:style style:family="chart" style:name="G0S2P3">
      <style:graphic-properties draw:fill="solid" draw:fill-color="#8064a2" draw:opacity="100%" draw:stroke="none"/>
    </style:style>
    <style:style style:family="chart" style:name="G0S2">
      <style:chart-properties chart:symbol-type="none" chart:connect-bars="false" chart:pie-offset="0" chart:solid-type="cuboid"/>
      <style:graphic-properties draw:fill="solid" draw:fill-color="#9bbb59" draw:opacity="100%" draw:stroke="none"/>
    </style:style>
    <style:style style:family="chart" style:name="Crt0">
      <style:chart-properties chart:three-dimensional="tru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G0S1P0">
      <style:graphic-properties draw:fill="solid" draw:fill-color="#4f81bd" draw:opacity="100%" draw:stroke="none"/>
    </style:style>
    <style:style style:family="chart" style:name="G0S1P1">
      <style:graphic-properties draw:fill="solid" draw:fill-color="#c0504d" draw:opacity="100%" draw:stroke="none"/>
    </style:style>
    <style:style style:family="chart" style:name="G0S1P2">
      <style:graphic-properties draw:fill="solid" draw:fill-color="#9bbb59" draw:opacity="100%" draw:stroke="none"/>
    </style:style>
    <style:style style:family="chart" style:name="G0S1P3">
      <style:graphic-properties draw:fill="solid" draw:fill-color="#8064a2" draw:opacity="100%" draw:stroke="none"/>
    </style:style>
    <style:style style:family="chart" style:name="Plt0">
      <style:chart-properties chart:three-dimensional="true" chart:deep="false" chart:pie-offset="0" chart:angle-offset="0" chart:auto-position="true" chart:right-angled-axes="false"/>
      <style:graphic-properties draw:fill="none" draw:stroke="none"/>
    </style:style>
  </office:automatic-styles>
  <office:body>
    <office:chart>
      <chart:chart chart:class="chart:circle" svg:height="195.0pt" svg:width="263.9999212598425pt" chart:style-name="Crt0">
        <chart:plot-area chart:style-name="Plt0" dr3d:transform="matrix (0.90630677104982404 0 -0.42262044052464098 -0.27165547069857315 0.76604387144432817 -0.5825633804678445 0.32374579841100315 0.64278829098124146 0.69427074761121599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>
            <chart:categories table:cell-range-address="SourceData.$A$5:.$A$8"/>
          </chart:axis>
          <chart:axis chart:dimension="y"/>
          <chart:series chart:label-cell-address="SourceData.$B$4" chart:values-cell-range-address="SourceData.$B$5:.$B$8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series chart:label-cell-address="SourceData.$C$4" chart:values-cell-range-address="SourceData.$C$5:.$C$8" chart:class="chart:circle" chart:attached-axis="primary-y" chart:style-name="G0S1">
            <chart:data-point chart:style-name="G0S1P0"/>
            <chart:data-point chart:style-name="G0S1P1"/>
            <chart:data-point chart:style-name="G0S1P2"/>
            <chart:data-point chart:style-name="G0S1P3"/>
          </chart:series>
          <chart:series chart:label-cell-address="SourceData.$D$4" chart:values-cell-range-address="SourceData.$D$5:.$D$8" chart:class="chart:circle" chart:attached-axis="primary-y" chart:style-name="G0S2">
            <chart:data-point chart:style-name="G0S2P0"/>
            <chart:data-point chart:style-name="G0S2P1"/>
            <chart:data-point chart:style-name="G0S2P2"/>
            <chart:data-point chart:style-name="G0S2P3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Wal0">
      <style:chart-properties chart:auto-size="true"/>
      <style:graphic-properties draw:fill="none" draw:stroke="none"/>
    </style:style>
    <style:style style:family="chart" style:name="G0S0P0">
      <style:graphic-properties draw:fill="solid" draw:fill-color="#4f81bd" draw:opacity="100%" draw:stroke="none"/>
    </style:style>
    <style:style style:family="chart" style:name="G0S0P1">
      <style:graphic-properties draw:fill="solid" draw:fill-color="#c0504d" draw:opacity="100%" draw:stroke="none"/>
    </style:style>
    <style:style style:family="chart" style:name="G0S0P2">
      <style:graphic-properties draw:fill="solid" draw:fill-color="#9bbb59" draw:opacity="100%" draw:stroke="none"/>
    </style:style>
    <style:style style:family="chart" style:name="G0S0P3">
      <style:graphic-properties draw:fill="solid" draw:fill-color="#8064a2" draw:opacity="100%" draw:stroke="none"/>
    </style:style>
    <style:style style:family="chart" style:name="G0S2P0">
      <style:graphic-properties draw:fill="solid" draw:fill-color="#4f81bd" draw:opacity="100%" draw:stroke="none"/>
    </style:style>
    <style:style style:family="chart" style:name="G0S2P1">
      <style:graphic-properties draw:fill="solid" draw:fill-color="#c0504d" draw:opacity="100%" draw:stroke="non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f81bd" draw:opacity="100%" draw:stroke="none"/>
    </style:style>
    <style:style style:family="chart" style:name="G0S2P2">
      <style:graphic-properties draw:fill="solid" draw:fill-color="#9bbb59" draw:opacity="100%" draw:stroke="none"/>
    </style:style>
    <style:style style:family="chart" style:name="G0S1">
      <style:chart-properties chart:symbol-type="none" chart:connect-bars="false" chart:pie-offset="0" chart:solid-type="cuboid"/>
      <style:graphic-properties draw:fill="solid" draw:fill-color="#c0504d" draw:opacity="100%" draw:stroke="none"/>
    </style:style>
    <style:style style:family="chart" style:name="G0S2P3">
      <style:graphic-properties draw:fill="solid" draw:fill-color="#8064a2" draw:opacity="100%" draw:stroke="none"/>
    </style:style>
    <style:style style:family="chart" style:name="G0S2">
      <style:chart-properties chart:symbol-type="none" chart:connect-bars="false" chart:pie-offset="0" chart:solid-type="cuboid"/>
      <style:graphic-properties draw:fill="solid" draw:fill-color="#9bbb59" draw:opacity="100%" draw:stroke="none"/>
    </style:style>
    <style:style style:family="chart" style:name="Crt0">
      <style:chart-properties chart:three-dimensional="tru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G0S1P0">
      <style:graphic-properties draw:fill="solid" draw:fill-color="#4f81bd" draw:opacity="100%" draw:stroke="none"/>
    </style:style>
    <style:style style:family="chart" style:name="G0S1P1">
      <style:graphic-properties draw:fill="solid" draw:fill-color="#c0504d" draw:opacity="100%" draw:stroke="none"/>
    </style:style>
    <style:style style:family="chart" style:name="G0S1P2">
      <style:graphic-properties draw:fill="solid" draw:fill-color="#9bbb59" draw:opacity="100%" draw:stroke="none"/>
    </style:style>
    <style:style style:family="chart" style:name="G0S1P3">
      <style:graphic-properties draw:fill="solid" draw:fill-color="#8064a2" draw:opacity="100%" draw:stroke="none"/>
    </style:style>
    <style:style style:family="chart" style:name="Plt0">
      <style:chart-properties chart:three-dimensional="true" chart:deep="false" chart:pie-offset="0" chart:angle-offset="0" chart:auto-position="true" chart:right-angled-axes="false"/>
      <style:graphic-properties draw:fill="none" draw:stroke="none"/>
    </style:style>
  </office:automatic-styles>
  <office:body>
    <office:chart>
      <chart:chart chart:class="chart:circle" svg:height="195.0pt" svg:width="263.9999212598425pt" chart:style-name="Crt0">
        <chart:plot-area chart:style-name="Plt0" dr3d:transform="matrix (0.90630677104982404 0 -0.42262044052464098 -7.3387636277161994E-2 0.98480759991797095 -0.15737930609027401 0.416199821709347 0.17364904590525401 0.89253779598698402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>
            <chart:categories table:cell-range-address="SourceData.$A$5:.$A$8"/>
          </chart:axis>
          <chart:axis chart:dimension="y"/>
          <chart:series chart:label-cell-address="SourceData.$B$4" chart:values-cell-range-address="SourceData.$B$5:.$B$8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series chart:label-cell-address="SourceData.$C$4" chart:values-cell-range-address="SourceData.$C$5:.$C$8" chart:class="chart:circle" chart:attached-axis="primary-y" chart:style-name="G0S1">
            <chart:data-point chart:style-name="G0S1P0"/>
            <chart:data-point chart:style-name="G0S1P1"/>
            <chart:data-point chart:style-name="G0S1P2"/>
            <chart:data-point chart:style-name="G0S1P3"/>
          </chart:series>
          <chart:series chart:label-cell-address="SourceData.$D$4" chart:values-cell-range-address="SourceData.$D$5:.$D$8" chart:class="chart:circle" chart:attached-axis="primary-y" chart:style-name="G0S2">
            <chart:data-point chart:style-name="G0S2P0"/>
            <chart:data-point chart:style-name="G0S2P1"/>
            <chart:data-point chart:style-name="G0S2P2"/>
            <chart:data-point chart:style-name="G0S2P3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true" chart:deep="true" chart:auto-position="true" chart:right-angled-axes="false"/>
      <style:graphic-properties draw:fill="none" draw:stroke="non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Wal0">
      <style:chart-properties chart:auto-size="true"/>
      <style:graphic-properties draw:fill="none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Axs2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</office:automatic-styles>
  <office:body>
    <office:chart>
      <chart:chart chart:class="chart:bar" svg:height="195.0pt" svg:width="263.9999212598425pt" chart:style-name="Crt0"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107939.41616170097 62870.518099395027 150542.22740453455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2"/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true" chart:deep="true" chart:auto-position="true" chart:right-angled-axes="false"/>
      <style:graphic-properties draw:fill="none" draw:stroke="non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Wal0">
      <style:chart-properties chart:auto-size="true"/>
      <style:graphic-properties draw:fill="none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Axs2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</office:automatic-styles>
  <office:body>
    <office:chart>
      <chart:chart chart:class="chart:bar" svg:height="195.0pt" svg:width="263.9999212598425pt" chart:style-name="Crt0"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2"/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true" chart:deep="true" chart:auto-position="true" chart:right-angled-axes="false"/>
      <style:graphic-properties draw:fill="none" draw:stroke="non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Wal0">
      <style:chart-properties chart:auto-size="true"/>
      <style:graphic-properties draw:fill="none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Axs2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</office:automatic-styles>
  <office:body>
    <office:chart>
      <chart:chart chart:class="chart:bar" svg:height="195.0pt" svg:width="263.9999212598425pt" chart:style-name="Crt0"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10670.868600722488 6215.3665579676526 14882.573804988402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2"/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true" chart:deep="true" chart:auto-position="true" chart:right-angled-axes="false"/>
      <style:graphic-properties draw:fill="none" draw:stroke="non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Wal0">
      <style:chart-properties chart:auto-size="true"/>
      <style:graphic-properties draw:fill="none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Axs2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</office:automatic-styles>
  <office:body>
    <office:chart>
      <chart:chart chart:class="chart:bar" svg:height="195.0pt" svg:width="263.9999212598425pt" chart:style-name="Crt0"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6976.3877528017265 4063.4749387920624 9729.9113603797086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2"/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true" chart:deep="true" chart:auto-position="true" chart:right-angled-axes="false"/>
      <style:graphic-properties draw:fill="none" draw:stroke="non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Wal0">
      <style:chart-properties chart:auto-size="true"/>
      <style:graphic-properties draw:fill="none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Axs2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</office:automatic-styles>
  <office:body>
    <office:chart>
      <chart:chart chart:class="chart:bar" svg:height="195.0pt" svg:width="263.9999212598425pt" chart:style-name="Crt0"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4896.7307091760958 2852.1554741219179 6829.4305655241842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2"/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Wal0">
      <style:chart-properties chart:auto-size="true"/>
      <style:graphic-properties draw:fill="none" draw:stroke="none"/>
    </style:style>
    <style:style style:family="chart" style:name="G0S0P0">
      <style:graphic-properties draw:fill="solid" draw:fill-color="#4f81bd" draw:opacity="100%" draw:stroke="none"/>
    </style:style>
    <style:style style:family="chart" style:name="G0S0P1">
      <style:graphic-properties draw:fill="solid" draw:fill-color="#c0504d" draw:opacity="100%" draw:stroke="none"/>
    </style:style>
    <style:style style:family="chart" style:name="G0S0P2">
      <style:graphic-properties draw:fill="solid" draw:fill-color="#9bbb59" draw:opacity="100%" draw:stroke="none"/>
    </style:style>
    <style:style style:family="chart" style:name="G0S0P3">
      <style:graphic-properties draw:fill="solid" draw:fill-color="#8064a2" draw:opacity="100%" draw:stroke="none"/>
    </style:style>
    <style:style style:family="chart" style:name="G0S2P0">
      <style:graphic-properties draw:fill="solid" draw:fill-color="#4f81bd" draw:opacity="100%" draw:stroke="none"/>
    </style:style>
    <style:style style:family="chart" style:name="G0S2P1">
      <style:graphic-properties draw:fill="solid" draw:fill-color="#c0504d" draw:opacity="100%" draw:stroke="non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f81bd" draw:opacity="100%" draw:stroke="none"/>
    </style:style>
    <style:style style:family="chart" style:name="G0S2P2">
      <style:graphic-properties draw:fill="solid" draw:fill-color="#9bbb59" draw:opacity="100%" draw:stroke="none"/>
    </style:style>
    <style:style style:family="chart" style:name="G0S1">
      <style:chart-properties chart:symbol-type="none" chart:connect-bars="false" chart:pie-offset="0" chart:solid-type="cuboid"/>
      <style:graphic-properties draw:fill="solid" draw:fill-color="#c0504d" draw:opacity="100%" draw:stroke="none"/>
    </style:style>
    <style:style style:family="chart" style:name="G0S2P3">
      <style:graphic-properties draw:fill="solid" draw:fill-color="#8064a2" draw:opacity="100%" draw:stroke="none"/>
    </style:style>
    <style:style style:family="chart" style:name="G0S2">
      <style:chart-properties chart:symbol-type="none" chart:connect-bars="false" chart:pie-offset="0" chart:solid-type="cuboid"/>
      <style:graphic-properties draw:fill="solid" draw:fill-color="#9bbb59" draw:opacity="100%" draw:stroke="none"/>
    </style:style>
    <style:style style:family="chart" style:name="Crt0">
      <style:chart-properties chart:three-dimensional="tru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G0S1P0">
      <style:graphic-properties draw:fill="solid" draw:fill-color="#4f81bd" draw:opacity="100%" draw:stroke="none"/>
    </style:style>
    <style:style style:family="chart" style:name="G0S1P1">
      <style:graphic-properties draw:fill="solid" draw:fill-color="#c0504d" draw:opacity="100%" draw:stroke="none"/>
    </style:style>
    <style:style style:family="chart" style:name="G0S1P2">
      <style:graphic-properties draw:fill="solid" draw:fill-color="#9bbb59" draw:opacity="100%" draw:stroke="none"/>
    </style:style>
    <style:style style:family="chart" style:name="G0S1P3">
      <style:graphic-properties draw:fill="solid" draw:fill-color="#8064a2" draw:opacity="100%" draw:stroke="none"/>
    </style:style>
    <style:style style:family="chart" style:name="Plt0">
      <style:chart-properties chart:three-dimensional="true" chart:deep="false" chart:pie-offset="0" chart:angle-offset="300" chart:auto-position="true" chart:right-angled-axes="false"/>
      <style:graphic-properties draw:fill="none" draw:stroke="none"/>
    </style:style>
  </office:automatic-styles>
  <office:body>
    <office:chart>
      <chart:chart chart:class="chart:circle" svg:height="195.0pt" svg:width="263.9999212598425pt" chart:style-name="Crt0">
        <chart:plot-area chart:style-name="Plt0" dr3d:transform="matrix (0.66308210475844742 0.70940692995027044 0.23888057704141358 -0.34619061433865889 0.5735757046556067 -0.74240350859397652 -0.66368228912102878 0.40957626733900931 0.62591780637693595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>
            <chart:categories table:cell-range-address="SourceData.$A$5:.$A$8"/>
          </chart:axis>
          <chart:axis chart:dimension="y"/>
          <chart:series chart:label-cell-address="SourceData.$B$4" chart:values-cell-range-address="SourceData.$B$5:.$B$8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series chart:label-cell-address="SourceData.$C$4" chart:values-cell-range-address="SourceData.$C$5:.$C$8" chart:class="chart:circle" chart:attached-axis="primary-y" chart:style-name="G0S1">
            <chart:data-point chart:style-name="G0S1P0"/>
            <chart:data-point chart:style-name="G0S1P1"/>
            <chart:data-point chart:style-name="G0S1P2"/>
            <chart:data-point chart:style-name="G0S1P3"/>
          </chart:series>
          <chart:series chart:label-cell-address="SourceData.$D$4" chart:values-cell-range-address="SourceData.$D$5:.$D$8" chart:class="chart:circle" chart:attached-axis="primary-y" chart:style-name="G0S2">
            <chart:data-point chart:style-name="G0S2P0"/>
            <chart:data-point chart:style-name="G0S2P1"/>
            <chart:data-point chart:style-name="G0S2P2"/>
            <chart:data-point chart:style-name="G0S2P3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true" chart:deep="true" chart:auto-position="true" chart:right-angled-axes="false"/>
      <style:graphic-properties draw:fill="none" draw:stroke="non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Wal0">
      <style:chart-properties chart:auto-size="true"/>
      <style:graphic-properties draw:fill="none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Axs2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</office:automatic-styles>
  <office:body>
    <office:chart>
      <chart:chart chart:class="chart:bar" svg:height="195.0pt" svg:width="263.9999212598425pt" chart:style-name="Crt0"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3493.6016155154293 2034.8872674213401 4872.4978100297067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2"/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Wal0">
      <style:chart-properties chart:auto-size="true"/>
      <style:graphic-properties draw:fill="none" draw:stroke="none"/>
    </style:style>
    <style:style style:family="chart" style:name="G0S0P0">
      <style:graphic-properties draw:fill="solid" draw:fill-color="#4f81bd" draw:opacity="100%" draw:stroke="none"/>
    </style:style>
    <style:style style:family="chart" style:name="G0S0P1">
      <style:graphic-properties draw:fill="solid" draw:fill-color="#c0504d" draw:opacity="100%" draw:stroke="none"/>
    </style:style>
    <style:style style:family="chart" style:name="G0S0P2">
      <style:graphic-properties draw:fill="solid" draw:fill-color="#9bbb59" draw:opacity="100%" draw:stroke="none"/>
    </style:style>
    <style:style style:family="chart" style:name="G0S0P3">
      <style:graphic-properties draw:fill="solid" draw:fill-color="#8064a2" draw:opacity="100%" draw:stroke="none"/>
    </style:style>
    <style:style style:family="chart" style:name="G0S2P0">
      <style:graphic-properties draw:fill="solid" draw:fill-color="#4f81bd" draw:opacity="100%" draw:stroke="none"/>
    </style:style>
    <style:style style:family="chart" style:name="G0S2P1">
      <style:graphic-properties draw:fill="solid" draw:fill-color="#c0504d" draw:opacity="100%" draw:stroke="non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f81bd" draw:opacity="100%" draw:stroke="none"/>
    </style:style>
    <style:style style:family="chart" style:name="G0S2P2">
      <style:graphic-properties draw:fill="solid" draw:fill-color="#9bbb59" draw:opacity="100%" draw:stroke="none"/>
    </style:style>
    <style:style style:family="chart" style:name="G0S1">
      <style:chart-properties chart:symbol-type="none" chart:connect-bars="false" chart:pie-offset="0" chart:solid-type="cuboid"/>
      <style:graphic-properties draw:fill="solid" draw:fill-color="#c0504d" draw:opacity="100%" draw:stroke="none"/>
    </style:style>
    <style:style style:family="chart" style:name="G0S2P3">
      <style:graphic-properties draw:fill="solid" draw:fill-color="#8064a2" draw:opacity="100%" draw:stroke="none"/>
    </style:style>
    <style:style style:family="chart" style:name="G0S2">
      <style:chart-properties chart:symbol-type="none" chart:connect-bars="false" chart:pie-offset="0" chart:solid-type="cuboid"/>
      <style:graphic-properties draw:fill="solid" draw:fill-color="#9bbb59" draw:opacity="100%" draw:stroke="none"/>
    </style:style>
    <style:style style:family="chart" style:name="Crt0">
      <style:chart-properties chart:three-dimensional="tru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G0S1P0">
      <style:graphic-properties draw:fill="solid" draw:fill-color="#4f81bd" draw:opacity="100%" draw:stroke="none"/>
    </style:style>
    <style:style style:family="chart" style:name="G0S1P1">
      <style:graphic-properties draw:fill="solid" draw:fill-color="#c0504d" draw:opacity="100%" draw:stroke="none"/>
    </style:style>
    <style:style style:family="chart" style:name="G0S1P2">
      <style:graphic-properties draw:fill="solid" draw:fill-color="#9bbb59" draw:opacity="100%" draw:stroke="none"/>
    </style:style>
    <style:style style:family="chart" style:name="G0S1P3">
      <style:graphic-properties draw:fill="solid" draw:fill-color="#8064a2" draw:opacity="100%" draw:stroke="none"/>
    </style:style>
    <style:style style:family="chart" style:name="Plt0">
      <style:chart-properties chart:three-dimensional="true" chart:deep="false" chart:pie-offset="0" chart:angle-offset="0" chart:auto-position="true" chart:right-angled-axes="false"/>
      <style:graphic-properties draw:fill="none" draw:stroke="none"/>
    </style:style>
  </office:automatic-styles>
  <office:body>
    <office:chart>
      <chart:chart chart:class="chart:circle" svg:height="195.0pt" svg:width="263.9999212598425pt" chart:style-name="Crt0">
        <chart:plot-area chart:style-name="Plt0" dr3d:transform="matrix (0.90630677104982404 0 -0.42262044052464098 -0.36600022667484566 0.49999922531921176 -0.78488509270730211 0.21130989286638441 0.86602585104613783 0.45315268342646836 0cm 0cm 0cm)" dr3d:vrp="(107939.41616170097 62870.518099395027 150542.22740453455 )" dr3d:vpn="(0.416199821709347 0.173649045905254 0.892537795986984)" dr3d:vup="(-0.0733876362771618 0.984807599917971 -0.157379306090273)" dr3d:projection="perspective" dr3d:distance="4.2cm" dr3d:focal-length="8cm">
          <chart:axis chart:dimension="x">
            <chart:categories table:cell-range-address="SourceData.$A$5:.$A$8"/>
          </chart:axis>
          <chart:axis chart:dimension="y"/>
          <chart:series chart:label-cell-address="SourceData.$B$4" chart:values-cell-range-address="SourceData.$B$5:.$B$8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series chart:label-cell-address="SourceData.$C$4" chart:values-cell-range-address="SourceData.$C$5:.$C$8" chart:class="chart:circle" chart:attached-axis="primary-y" chart:style-name="G0S1">
            <chart:data-point chart:style-name="G0S1P0"/>
            <chart:data-point chart:style-name="G0S1P1"/>
            <chart:data-point chart:style-name="G0S1P2"/>
            <chart:data-point chart:style-name="G0S1P3"/>
          </chart:series>
          <chart:series chart:label-cell-address="SourceData.$D$4" chart:values-cell-range-address="SourceData.$D$5:.$D$8" chart:class="chart:circle" chart:attached-axis="primary-y" chart:style-name="G0S2">
            <chart:data-point chart:style-name="G0S2P0"/>
            <chart:data-point chart:style-name="G0S2P1"/>
            <chart:data-point chart:style-name="G0S2P2"/>
            <chart:data-point chart:style-name="G0S2P3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Wal0">
      <style:chart-properties chart:auto-size="true"/>
      <style:graphic-properties draw:fill="none" draw:stroke="none"/>
    </style:style>
    <style:style style:family="chart" style:name="G0S0P0">
      <style:graphic-properties draw:fill="solid" draw:fill-color="#4f81bd" draw:opacity="100%" draw:stroke="none"/>
    </style:style>
    <style:style style:family="chart" style:name="G0S0P1">
      <style:graphic-properties draw:fill="solid" draw:fill-color="#c0504d" draw:opacity="100%" draw:stroke="none"/>
    </style:style>
    <style:style style:family="chart" style:name="G0S0P2">
      <style:graphic-properties draw:fill="solid" draw:fill-color="#9bbb59" draw:opacity="100%" draw:stroke="none"/>
    </style:style>
    <style:style style:family="chart" style:name="G0S0P3">
      <style:graphic-properties draw:fill="solid" draw:fill-color="#8064a2" draw:opacity="100%" draw:stroke="none"/>
    </style:style>
    <style:style style:family="chart" style:name="G0S2P0">
      <style:graphic-properties draw:fill="solid" draw:fill-color="#4f81bd" draw:opacity="100%" draw:stroke="none"/>
    </style:style>
    <style:style style:family="chart" style:name="G0S2P1">
      <style:graphic-properties draw:fill="solid" draw:fill-color="#c0504d" draw:opacity="100%" draw:stroke="non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f81bd" draw:opacity="100%" draw:stroke="none"/>
    </style:style>
    <style:style style:family="chart" style:name="G0S2P2">
      <style:graphic-properties draw:fill="solid" draw:fill-color="#9bbb59" draw:opacity="100%" draw:stroke="none"/>
    </style:style>
    <style:style style:family="chart" style:name="G0S1">
      <style:chart-properties chart:symbol-type="none" chart:connect-bars="false" chart:pie-offset="0" chart:solid-type="cuboid"/>
      <style:graphic-properties draw:fill="solid" draw:fill-color="#c0504d" draw:opacity="100%" draw:stroke="none"/>
    </style:style>
    <style:style style:family="chart" style:name="G0S2P3">
      <style:graphic-properties draw:fill="solid" draw:fill-color="#8064a2" draw:opacity="100%" draw:stroke="none"/>
    </style:style>
    <style:style style:family="chart" style:name="G0S2">
      <style:chart-properties chart:symbol-type="none" chart:connect-bars="false" chart:pie-offset="0" chart:solid-type="cuboid"/>
      <style:graphic-properties draw:fill="solid" draw:fill-color="#9bbb59" draw:opacity="100%" draw:stroke="none"/>
    </style:style>
    <style:style style:family="chart" style:name="Crt0">
      <style:chart-properties chart:three-dimensional="tru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G0S1P0">
      <style:graphic-properties draw:fill="solid" draw:fill-color="#4f81bd" draw:opacity="100%" draw:stroke="none"/>
    </style:style>
    <style:style style:family="chart" style:name="G0S1P1">
      <style:graphic-properties draw:fill="solid" draw:fill-color="#c0504d" draw:opacity="100%" draw:stroke="none"/>
    </style:style>
    <style:style style:family="chart" style:name="G0S1P2">
      <style:graphic-properties draw:fill="solid" draw:fill-color="#9bbb59" draw:opacity="100%" draw:stroke="none"/>
    </style:style>
    <style:style style:family="chart" style:name="G0S1P3">
      <style:graphic-properties draw:fill="solid" draw:fill-color="#8064a2" draw:opacity="100%" draw:stroke="none"/>
    </style:style>
    <style:style style:family="chart" style:name="Plt0">
      <style:chart-properties chart:three-dimensional="true" chart:deep="false" chart:pie-offset="0" chart:angle-offset="0" chart:auto-position="true" chart:right-angled-axes="false"/>
      <style:graphic-properties draw:fill="none" draw:stroke="none"/>
    </style:style>
  </office:automatic-styles>
  <office:body>
    <office:chart>
      <chart:chart chart:class="chart:circle" svg:height="195.0pt" svg:width="263.9999212598425pt" chart:style-name="Crt0">
        <chart:plot-area chart:style-name="Plt0" dr3d:transform="matrix (0.90630677104982404 0 -0.42262044052464098 -0.36600022667484566 0.49999922531921176 -0.78488509270730211 0.21130989286638441 0.86602585104613783 0.45315268342646836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>
            <chart:categories table:cell-range-address="SourceData.$A$5:.$A$8"/>
          </chart:axis>
          <chart:axis chart:dimension="y"/>
          <chart:series chart:label-cell-address="SourceData.$B$4" chart:values-cell-range-address="SourceData.$B$5:.$B$8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series chart:label-cell-address="SourceData.$C$4" chart:values-cell-range-address="SourceData.$C$5:.$C$8" chart:class="chart:circle" chart:attached-axis="primary-y" chart:style-name="G0S1">
            <chart:data-point chart:style-name="G0S1P0"/>
            <chart:data-point chart:style-name="G0S1P1"/>
            <chart:data-point chart:style-name="G0S1P2"/>
            <chart:data-point chart:style-name="G0S1P3"/>
          </chart:series>
          <chart:series chart:label-cell-address="SourceData.$D$4" chart:values-cell-range-address="SourceData.$D$5:.$D$8" chart:class="chart:circle" chart:attached-axis="primary-y" chart:style-name="G0S2">
            <chart:data-point chart:style-name="G0S2P0"/>
            <chart:data-point chart:style-name="G0S2P1"/>
            <chart:data-point chart:style-name="G0S2P2"/>
            <chart:data-point chart:style-name="G0S2P3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Wal0">
      <style:chart-properties chart:auto-size="true"/>
      <style:graphic-properties draw:fill="none" draw:stroke="none"/>
    </style:style>
    <style:style style:family="chart" style:name="G0S0P0">
      <style:graphic-properties draw:fill="solid" draw:fill-color="#4f81bd" draw:opacity="100%" draw:stroke="none"/>
    </style:style>
    <style:style style:family="chart" style:name="G0S0P1">
      <style:graphic-properties draw:fill="solid" draw:fill-color="#c0504d" draw:opacity="100%" draw:stroke="none"/>
    </style:style>
    <style:style style:family="chart" style:name="G0S0P2">
      <style:graphic-properties draw:fill="solid" draw:fill-color="#9bbb59" draw:opacity="100%" draw:stroke="none"/>
    </style:style>
    <style:style style:family="chart" style:name="G0S0P3">
      <style:graphic-properties draw:fill="solid" draw:fill-color="#8064a2" draw:opacity="100%" draw:stroke="none"/>
    </style:style>
    <style:style style:family="chart" style:name="G0S2P0">
      <style:graphic-properties draw:fill="solid" draw:fill-color="#4f81bd" draw:opacity="100%" draw:stroke="none"/>
    </style:style>
    <style:style style:family="chart" style:name="G0S2P1">
      <style:graphic-properties draw:fill="solid" draw:fill-color="#c0504d" draw:opacity="100%" draw:stroke="non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f81bd" draw:opacity="100%" draw:stroke="none"/>
    </style:style>
    <style:style style:family="chart" style:name="G0S2P2">
      <style:graphic-properties draw:fill="solid" draw:fill-color="#9bbb59" draw:opacity="100%" draw:stroke="none"/>
    </style:style>
    <style:style style:family="chart" style:name="G0S1">
      <style:chart-properties chart:symbol-type="none" chart:connect-bars="false" chart:pie-offset="0" chart:solid-type="cuboid"/>
      <style:graphic-properties draw:fill="solid" draw:fill-color="#c0504d" draw:opacity="100%" draw:stroke="none"/>
    </style:style>
    <style:style style:family="chart" style:name="G0S2P3">
      <style:graphic-properties draw:fill="solid" draw:fill-color="#8064a2" draw:opacity="100%" draw:stroke="none"/>
    </style:style>
    <style:style style:family="chart" style:name="G0S2">
      <style:chart-properties chart:symbol-type="none" chart:connect-bars="false" chart:pie-offset="0" chart:solid-type="cuboid"/>
      <style:graphic-properties draw:fill="solid" draw:fill-color="#9bbb59" draw:opacity="100%" draw:stroke="none"/>
    </style:style>
    <style:style style:family="chart" style:name="Crt0">
      <style:chart-properties chart:three-dimensional="tru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G0S1P0">
      <style:graphic-properties draw:fill="solid" draw:fill-color="#4f81bd" draw:opacity="100%" draw:stroke="none"/>
    </style:style>
    <style:style style:family="chart" style:name="G0S1P1">
      <style:graphic-properties draw:fill="solid" draw:fill-color="#c0504d" draw:opacity="100%" draw:stroke="none"/>
    </style:style>
    <style:style style:family="chart" style:name="G0S1P2">
      <style:graphic-properties draw:fill="solid" draw:fill-color="#9bbb59" draw:opacity="100%" draw:stroke="none"/>
    </style:style>
    <style:style style:family="chart" style:name="G0S1P3">
      <style:graphic-properties draw:fill="solid" draw:fill-color="#8064a2" draw:opacity="100%" draw:stroke="none"/>
    </style:style>
    <style:style style:family="chart" style:name="Plt0">
      <style:chart-properties chart:three-dimensional="true" chart:deep="false" chart:pie-offset="0" chart:angle-offset="0" chart:auto-position="true" chart:right-angled-axes="false"/>
      <style:graphic-properties draw:fill="none" draw:stroke="none"/>
    </style:style>
  </office:automatic-styles>
  <office:body>
    <office:chart>
      <chart:chart chart:class="chart:circle" svg:height="195.0pt" svg:width="263.9999212598425pt" chart:style-name="Crt0">
        <chart:plot-area chart:style-name="Plt0" dr3d:transform="matrix (0.90630677104982404 0 -0.42262044052464098 -0.36600022667484566 0.49999922531921176 -0.78488509270730211 0.21130989286638441 0.86602585104613783 0.45315268342646836 0cm 0cm 0cm)" dr3d:vrp="(10670.868600722488 6215.3665579676526 14882.573804988402 )" dr3d:vpn="(0.416199821709347 0.173649045905254 0.892537795986984)" dr3d:vup="(-0.0733876362771618 0.984807599917971 -0.157379306090273)" dr3d:projection="perspective" dr3d:distance="4.2cm" dr3d:focal-length="8cm">
          <chart:axis chart:dimension="x">
            <chart:categories table:cell-range-address="SourceData.$A$5:.$A$8"/>
          </chart:axis>
          <chart:axis chart:dimension="y"/>
          <chart:series chart:label-cell-address="SourceData.$B$4" chart:values-cell-range-address="SourceData.$B$5:.$B$8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series chart:label-cell-address="SourceData.$C$4" chart:values-cell-range-address="SourceData.$C$5:.$C$8" chart:class="chart:circle" chart:attached-axis="primary-y" chart:style-name="G0S1">
            <chart:data-point chart:style-name="G0S1P0"/>
            <chart:data-point chart:style-name="G0S1P1"/>
            <chart:data-point chart:style-name="G0S1P2"/>
            <chart:data-point chart:style-name="G0S1P3"/>
          </chart:series>
          <chart:series chart:label-cell-address="SourceData.$D$4" chart:values-cell-range-address="SourceData.$D$5:.$D$8" chart:class="chart:circle" chart:attached-axis="primary-y" chart:style-name="G0S2">
            <chart:data-point chart:style-name="G0S2P0"/>
            <chart:data-point chart:style-name="G0S2P1"/>
            <chart:data-point chart:style-name="G0S2P2"/>
            <chart:data-point chart:style-name="G0S2P3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3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Wal0">
      <style:chart-properties chart:auto-size="true"/>
      <style:graphic-properties draw:fill="none" draw:stroke="none"/>
    </style:style>
    <style:style style:family="chart" style:name="G0S0P0">
      <style:graphic-properties draw:fill="solid" draw:fill-color="#4f81bd" draw:opacity="100%" draw:stroke="none"/>
    </style:style>
    <style:style style:family="chart" style:name="G0S0P1">
      <style:graphic-properties draw:fill="solid" draw:fill-color="#c0504d" draw:opacity="100%" draw:stroke="none"/>
    </style:style>
    <style:style style:family="chart" style:name="G0S0P2">
      <style:graphic-properties draw:fill="solid" draw:fill-color="#9bbb59" draw:opacity="100%" draw:stroke="none"/>
    </style:style>
    <style:style style:family="chart" style:name="G0S0P3">
      <style:graphic-properties draw:fill="solid" draw:fill-color="#8064a2" draw:opacity="100%" draw:stroke="none"/>
    </style:style>
    <style:style style:family="chart" style:name="G0S2P0">
      <style:graphic-properties draw:fill="solid" draw:fill-color="#4f81bd" draw:opacity="100%" draw:stroke="none"/>
    </style:style>
    <style:style style:family="chart" style:name="G0S2P1">
      <style:graphic-properties draw:fill="solid" draw:fill-color="#c0504d" draw:opacity="100%" draw:stroke="non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f81bd" draw:opacity="100%" draw:stroke="none"/>
    </style:style>
    <style:style style:family="chart" style:name="G0S2P2">
      <style:graphic-properties draw:fill="solid" draw:fill-color="#9bbb59" draw:opacity="100%" draw:stroke="none"/>
    </style:style>
    <style:style style:family="chart" style:name="G0S1">
      <style:chart-properties chart:symbol-type="none" chart:connect-bars="false" chart:pie-offset="0" chart:solid-type="cuboid"/>
      <style:graphic-properties draw:fill="solid" draw:fill-color="#c0504d" draw:opacity="100%" draw:stroke="none"/>
    </style:style>
    <style:style style:family="chart" style:name="G0S2P3">
      <style:graphic-properties draw:fill="solid" draw:fill-color="#8064a2" draw:opacity="100%" draw:stroke="none"/>
    </style:style>
    <style:style style:family="chart" style:name="G0S2">
      <style:chart-properties chart:symbol-type="none" chart:connect-bars="false" chart:pie-offset="0" chart:solid-type="cuboid"/>
      <style:graphic-properties draw:fill="solid" draw:fill-color="#9bbb59" draw:opacity="100%" draw:stroke="none"/>
    </style:style>
    <style:style style:family="chart" style:name="Crt0">
      <style:chart-properties chart:three-dimensional="tru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G0S1P0">
      <style:graphic-properties draw:fill="solid" draw:fill-color="#4f81bd" draw:opacity="100%" draw:stroke="none"/>
    </style:style>
    <style:style style:family="chart" style:name="G0S1P1">
      <style:graphic-properties draw:fill="solid" draw:fill-color="#c0504d" draw:opacity="100%" draw:stroke="none"/>
    </style:style>
    <style:style style:family="chart" style:name="G0S1P2">
      <style:graphic-properties draw:fill="solid" draw:fill-color="#9bbb59" draw:opacity="100%" draw:stroke="none"/>
    </style:style>
    <style:style style:family="chart" style:name="G0S1P3">
      <style:graphic-properties draw:fill="solid" draw:fill-color="#8064a2" draw:opacity="100%" draw:stroke="none"/>
    </style:style>
    <style:style style:family="chart" style:name="Plt0">
      <style:chart-properties chart:three-dimensional="true" chart:deep="false" chart:pie-offset="0" chart:angle-offset="0" chart:auto-position="true" chart:right-angled-axes="false"/>
      <style:graphic-properties draw:fill="none" draw:stroke="none"/>
    </style:style>
  </office:automatic-styles>
  <office:body>
    <office:chart>
      <chart:chart chart:class="chart:circle" svg:height="195.0pt" svg:width="263.9999212598425pt" chart:style-name="Crt0">
        <chart:plot-area chart:style-name="Plt0" dr3d:transform="matrix (0.90630677104982404 0 -0.42262044052464098 -0.36600022667484566 0.49999922531921176 -0.78488509270730211 0.21130989286638441 0.86602585104613783 0.45315268342646836 0cm 0cm 0cm)" dr3d:vrp="(6976.3877528017265 4063.4749387920624 9729.9113603797086 )" dr3d:vpn="(0.416199821709347 0.173649045905254 0.892537795986984)" dr3d:vup="(-0.0733876362771618 0.984807599917971 -0.157379306090273)" dr3d:projection="perspective" dr3d:distance="4.2cm" dr3d:focal-length="8cm">
          <chart:axis chart:dimension="x">
            <chart:categories table:cell-range-address="SourceData.$A$5:.$A$8"/>
          </chart:axis>
          <chart:axis chart:dimension="y"/>
          <chart:series chart:label-cell-address="SourceData.$B$4" chart:values-cell-range-address="SourceData.$B$5:.$B$8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series chart:label-cell-address="SourceData.$C$4" chart:values-cell-range-address="SourceData.$C$5:.$C$8" chart:class="chart:circle" chart:attached-axis="primary-y" chart:style-name="G0S1">
            <chart:data-point chart:style-name="G0S1P0"/>
            <chart:data-point chart:style-name="G0S1P1"/>
            <chart:data-point chart:style-name="G0S1P2"/>
            <chart:data-point chart:style-name="G0S1P3"/>
          </chart:series>
          <chart:series chart:label-cell-address="SourceData.$D$4" chart:values-cell-range-address="SourceData.$D$5:.$D$8" chart:class="chart:circle" chart:attached-axis="primary-y" chart:style-name="G0S2">
            <chart:data-point chart:style-name="G0S2P0"/>
            <chart:data-point chart:style-name="G0S2P1"/>
            <chart:data-point chart:style-name="G0S2P2"/>
            <chart:data-point chart:style-name="G0S2P3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3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3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Wal0">
      <style:chart-properties chart:auto-size="true"/>
      <style:graphic-properties draw:fill="none" draw:stroke="none"/>
    </style:style>
    <style:style style:family="chart" style:name="G0S0P0">
      <style:graphic-properties draw:fill="solid" draw:fill-color="#4f81bd" draw:opacity="100%" draw:stroke="none"/>
    </style:style>
    <style:style style:family="chart" style:name="G0S0P1">
      <style:graphic-properties draw:fill="solid" draw:fill-color="#c0504d" draw:opacity="100%" draw:stroke="none"/>
    </style:style>
    <style:style style:family="chart" style:name="G0S0P2">
      <style:graphic-properties draw:fill="solid" draw:fill-color="#9bbb59" draw:opacity="100%" draw:stroke="none"/>
    </style:style>
    <style:style style:family="chart" style:name="G0S0P3">
      <style:graphic-properties draw:fill="solid" draw:fill-color="#8064a2" draw:opacity="100%" draw:stroke="none"/>
    </style:style>
    <style:style style:family="chart" style:name="G0S2P0">
      <style:graphic-properties draw:fill="solid" draw:fill-color="#4f81bd" draw:opacity="100%" draw:stroke="none"/>
    </style:style>
    <style:style style:family="chart" style:name="G0S2P1">
      <style:graphic-properties draw:fill="solid" draw:fill-color="#c0504d" draw:opacity="100%" draw:stroke="non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f81bd" draw:opacity="100%" draw:stroke="none"/>
    </style:style>
    <style:style style:family="chart" style:name="G0S2P2">
      <style:graphic-properties draw:fill="solid" draw:fill-color="#9bbb59" draw:opacity="100%" draw:stroke="none"/>
    </style:style>
    <style:style style:family="chart" style:name="G0S1">
      <style:chart-properties chart:symbol-type="none" chart:connect-bars="false" chart:pie-offset="0" chart:solid-type="cuboid"/>
      <style:graphic-properties draw:fill="solid" draw:fill-color="#c0504d" draw:opacity="100%" draw:stroke="none"/>
    </style:style>
    <style:style style:family="chart" style:name="G0S2P3">
      <style:graphic-properties draw:fill="solid" draw:fill-color="#8064a2" draw:opacity="100%" draw:stroke="none"/>
    </style:style>
    <style:style style:family="chart" style:name="G0S2">
      <style:chart-properties chart:symbol-type="none" chart:connect-bars="false" chart:pie-offset="0" chart:solid-type="cuboid"/>
      <style:graphic-properties draw:fill="solid" draw:fill-color="#9bbb59" draw:opacity="100%" draw:stroke="none"/>
    </style:style>
    <style:style style:family="chart" style:name="Crt0">
      <style:chart-properties chart:three-dimensional="tru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G0S1P0">
      <style:graphic-properties draw:fill="solid" draw:fill-color="#4f81bd" draw:opacity="100%" draw:stroke="none"/>
    </style:style>
    <style:style style:family="chart" style:name="G0S1P1">
      <style:graphic-properties draw:fill="solid" draw:fill-color="#c0504d" draw:opacity="100%" draw:stroke="none"/>
    </style:style>
    <style:style style:family="chart" style:name="G0S1P2">
      <style:graphic-properties draw:fill="solid" draw:fill-color="#9bbb59" draw:opacity="100%" draw:stroke="none"/>
    </style:style>
    <style:style style:family="chart" style:name="G0S1P3">
      <style:graphic-properties draw:fill="solid" draw:fill-color="#8064a2" draw:opacity="100%" draw:stroke="none"/>
    </style:style>
    <style:style style:family="chart" style:name="Plt0">
      <style:chart-properties chart:three-dimensional="true" chart:deep="false" chart:pie-offset="0" chart:angle-offset="0" chart:auto-position="true" chart:right-angled-axes="false"/>
      <style:graphic-properties draw:fill="none" draw:stroke="none"/>
    </style:style>
  </office:automatic-styles>
  <office:body>
    <office:chart>
      <chart:chart chart:class="chart:circle" svg:height="195.0pt" svg:width="263.9999212598425pt" chart:style-name="Crt0">
        <chart:plot-area chart:style-name="Plt0" dr3d:transform="matrix (0.90630677104982404 0 -0.42262044052464098 -0.36600022667484566 0.49999922531921176 -0.78488509270730211 0.21130989286638441 0.86602585104613783 0.45315268342646836 0cm 0cm 0cm)" dr3d:vrp="(4896.7307091760958 2852.1554741219179 6829.4305655241842 )" dr3d:vpn="(0.416199821709347 0.173649045905254 0.892537795986984)" dr3d:vup="(-0.0733876362771618 0.984807599917971 -0.157379306090273)" dr3d:projection="perspective" dr3d:distance="4.2cm" dr3d:focal-length="8cm">
          <chart:axis chart:dimension="x">
            <chart:categories table:cell-range-address="SourceData.$A$5:.$A$8"/>
          </chart:axis>
          <chart:axis chart:dimension="y"/>
          <chart:series chart:label-cell-address="SourceData.$B$4" chart:values-cell-range-address="SourceData.$B$5:.$B$8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series chart:label-cell-address="SourceData.$C$4" chart:values-cell-range-address="SourceData.$C$5:.$C$8" chart:class="chart:circle" chart:attached-axis="primary-y" chart:style-name="G0S1">
            <chart:data-point chart:style-name="G0S1P0"/>
            <chart:data-point chart:style-name="G0S1P1"/>
            <chart:data-point chart:style-name="G0S1P2"/>
            <chart:data-point chart:style-name="G0S1P3"/>
          </chart:series>
          <chart:series chart:label-cell-address="SourceData.$D$4" chart:values-cell-range-address="SourceData.$D$5:.$D$8" chart:class="chart:circle" chart:attached-axis="primary-y" chart:style-name="G0S2">
            <chart:data-point chart:style-name="G0S2P0"/>
            <chart:data-point chart:style-name="G0S2P1"/>
            <chart:data-point chart:style-name="G0S2P2"/>
            <chart:data-point chart:style-name="G0S2P3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3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3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Wal0">
      <style:chart-properties chart:auto-size="true"/>
      <style:graphic-properties draw:fill="none" draw:stroke="none"/>
    </style:style>
    <style:style style:family="chart" style:name="G0S0P0">
      <style:graphic-properties draw:fill="solid" draw:fill-color="#4f81bd" draw:opacity="100%" draw:stroke="none"/>
    </style:style>
    <style:style style:family="chart" style:name="G0S0P1">
      <style:graphic-properties draw:fill="solid" draw:fill-color="#c0504d" draw:opacity="100%" draw:stroke="none"/>
    </style:style>
    <style:style style:family="chart" style:name="G0S0P2">
      <style:graphic-properties draw:fill="solid" draw:fill-color="#9bbb59" draw:opacity="100%" draw:stroke="none"/>
    </style:style>
    <style:style style:family="chart" style:name="G0S0P3">
      <style:graphic-properties draw:fill="solid" draw:fill-color="#8064a2" draw:opacity="100%" draw:stroke="none"/>
    </style:style>
    <style:style style:family="chart" style:name="G0S2P0">
      <style:graphic-properties draw:fill="solid" draw:fill-color="#4f81bd" draw:opacity="100%" draw:stroke="none"/>
    </style:style>
    <style:style style:family="chart" style:name="G0S2P1">
      <style:graphic-properties draw:fill="solid" draw:fill-color="#c0504d" draw:opacity="100%" draw:stroke="non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f81bd" draw:opacity="100%" draw:stroke="none"/>
    </style:style>
    <style:style style:family="chart" style:name="G0S2P2">
      <style:graphic-properties draw:fill="solid" draw:fill-color="#9bbb59" draw:opacity="100%" draw:stroke="none"/>
    </style:style>
    <style:style style:family="chart" style:name="G0S1">
      <style:chart-properties chart:symbol-type="none" chart:connect-bars="false" chart:pie-offset="0" chart:solid-type="cuboid"/>
      <style:graphic-properties draw:fill="solid" draw:fill-color="#c0504d" draw:opacity="100%" draw:stroke="none"/>
    </style:style>
    <style:style style:family="chart" style:name="G0S2P3">
      <style:graphic-properties draw:fill="solid" draw:fill-color="#8064a2" draw:opacity="100%" draw:stroke="none"/>
    </style:style>
    <style:style style:family="chart" style:name="G0S2">
      <style:chart-properties chart:symbol-type="none" chart:connect-bars="false" chart:pie-offset="0" chart:solid-type="cuboid"/>
      <style:graphic-properties draw:fill="solid" draw:fill-color="#9bbb59" draw:opacity="100%" draw:stroke="none"/>
    </style:style>
    <style:style style:family="chart" style:name="Crt0">
      <style:chart-properties chart:three-dimensional="tru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G0S1P0">
      <style:graphic-properties draw:fill="solid" draw:fill-color="#4f81bd" draw:opacity="100%" draw:stroke="none"/>
    </style:style>
    <style:style style:family="chart" style:name="G0S1P1">
      <style:graphic-properties draw:fill="solid" draw:fill-color="#c0504d" draw:opacity="100%" draw:stroke="none"/>
    </style:style>
    <style:style style:family="chart" style:name="G0S1P2">
      <style:graphic-properties draw:fill="solid" draw:fill-color="#9bbb59" draw:opacity="100%" draw:stroke="none"/>
    </style:style>
    <style:style style:family="chart" style:name="G0S1P3">
      <style:graphic-properties draw:fill="solid" draw:fill-color="#8064a2" draw:opacity="100%" draw:stroke="none"/>
    </style:style>
    <style:style style:family="chart" style:name="Plt0">
      <style:chart-properties chart:three-dimensional="true" chart:deep="false" chart:pie-offset="0" chart:angle-offset="0" chart:auto-position="true" chart:right-angled-axes="false"/>
      <style:graphic-properties draw:fill="none" draw:stroke="none"/>
    </style:style>
  </office:automatic-styles>
  <office:body>
    <office:chart>
      <chart:chart chart:class="chart:circle" svg:height="195.0pt" svg:width="263.9999212598425pt" chart:style-name="Crt0">
        <chart:plot-area chart:style-name="Plt0" dr3d:transform="matrix (0.90630677104982404 0 -0.42262044052464098 -0.36600022667484566 0.49999922531921176 -0.78488509270730211 0.21130989286638441 0.86602585104613783 0.45315268342646836 0cm 0cm 0cm)" dr3d:vrp="(3493.6016155154293 2034.8872674213401 4872.4978100297067 )" dr3d:vpn="(0.416199821709347 0.173649045905254 0.892537795986984)" dr3d:vup="(-0.0733876362771618 0.984807599917971 -0.157379306090273)" dr3d:projection="perspective" dr3d:distance="4.2cm" dr3d:focal-length="8cm">
          <chart:axis chart:dimension="x">
            <chart:categories table:cell-range-address="SourceData.$A$5:.$A$8"/>
          </chart:axis>
          <chart:axis chart:dimension="y"/>
          <chart:series chart:label-cell-address="SourceData.$B$4" chart:values-cell-range-address="SourceData.$B$5:.$B$8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series chart:label-cell-address="SourceData.$C$4" chart:values-cell-range-address="SourceData.$C$5:.$C$8" chart:class="chart:circle" chart:attached-axis="primary-y" chart:style-name="G0S1">
            <chart:data-point chart:style-name="G0S1P0"/>
            <chart:data-point chart:style-name="G0S1P1"/>
            <chart:data-point chart:style-name="G0S1P2"/>
            <chart:data-point chart:style-name="G0S1P3"/>
          </chart:series>
          <chart:series chart:label-cell-address="SourceData.$D$4" chart:values-cell-range-address="SourceData.$D$5:.$D$8" chart:class="chart:circle" chart:attached-axis="primary-y" chart:style-name="G0S2">
            <chart:data-point chart:style-name="G0S2P0"/>
            <chart:data-point chart:style-name="G0S2P1"/>
            <chart:data-point chart:style-name="G0S2P2"/>
            <chart:data-point chart:style-name="G0S2P3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3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3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true" chart:deep="true" chart:auto-position="true" chart:right-angled-axes="false"/>
      <style:graphic-properties draw:fill="none" draw:stroke="non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Wal0">
      <style:chart-properties chart:auto-size="true"/>
      <style:graphic-properties draw:fill="none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Axs2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</office:automatic-styles>
  <office:body>
    <office:chart>
      <chart:chart chart:class="chart:bar" svg:height="195.0pt" svg:width="263.9999212598425pt" chart:style-name="Crt0"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2"/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3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3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true" chart:deep="true" chart:auto-position="true" chart:right-angled-axes="false"/>
      <style:graphic-properties draw:fill="none" draw:stroke="non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Wal0">
      <style:chart-properties chart:auto-size="true"/>
      <style:graphic-properties draw:fill="none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Axs2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</office:automatic-styles>
  <office:body>
    <office:chart>
      <chart:chart chart:class="chart:bar" svg:height="195.0pt" svg:width="263.9999212598425pt" chart:style-name="Crt0"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2"/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3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3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true" chart:deep="true" chart:auto-position="true" chart:right-angled-axes="false"/>
      <style:graphic-properties draw:fill="none" draw:stroke="non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Wal0">
      <style:chart-properties chart:auto-size="true"/>
      <style:graphic-properties draw:fill="none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Axs2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</office:automatic-styles>
  <office:body>
    <office:chart>
      <chart:chart chart:class="chart:bar" svg:height="195.0pt" svg:width="263.9999212598425pt" chart:style-name="Crt0"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2"/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3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Wal0">
      <style:chart-properties chart:auto-size="true"/>
      <style:graphic-properties draw:fill="none" draw:stroke="none"/>
    </style:style>
    <style:style style:family="chart" style:name="G0S0P0">
      <style:graphic-properties draw:fill="solid" draw:fill-color="#4f81bd" draw:opacity="100%" draw:stroke="none"/>
    </style:style>
    <style:style style:family="chart" style:name="G0S0P1">
      <style:graphic-properties draw:fill="solid" draw:fill-color="#c0504d" draw:opacity="100%" draw:stroke="none"/>
    </style:style>
    <style:style style:family="chart" style:name="G0S0P2">
      <style:graphic-properties draw:fill="solid" draw:fill-color="#9bbb59" draw:opacity="100%" draw:stroke="none"/>
    </style:style>
    <style:style style:family="chart" style:name="G0S0P3">
      <style:graphic-properties draw:fill="solid" draw:fill-color="#8064a2" draw:opacity="100%" draw:stroke="none"/>
    </style:style>
    <style:style style:family="chart" style:name="G0S2P0">
      <style:graphic-properties draw:fill="solid" draw:fill-color="#4f81bd" draw:opacity="100%" draw:stroke="none"/>
    </style:style>
    <style:style style:family="chart" style:name="G0S2P1">
      <style:graphic-properties draw:fill="solid" draw:fill-color="#c0504d" draw:opacity="100%" draw:stroke="non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f81bd" draw:opacity="100%" draw:stroke="none"/>
    </style:style>
    <style:style style:family="chart" style:name="G0S2P2">
      <style:graphic-properties draw:fill="solid" draw:fill-color="#9bbb59" draw:opacity="100%" draw:stroke="none"/>
    </style:style>
    <style:style style:family="chart" style:name="G0S1">
      <style:chart-properties chart:symbol-type="none" chart:connect-bars="false" chart:pie-offset="0" chart:solid-type="cuboid"/>
      <style:graphic-properties draw:fill="solid" draw:fill-color="#c0504d" draw:opacity="100%" draw:stroke="none"/>
    </style:style>
    <style:style style:family="chart" style:name="G0S2P3">
      <style:graphic-properties draw:fill="solid" draw:fill-color="#8064a2" draw:opacity="100%" draw:stroke="none"/>
    </style:style>
    <style:style style:family="chart" style:name="G0S2">
      <style:chart-properties chart:symbol-type="none" chart:connect-bars="false" chart:pie-offset="0" chart:solid-type="cuboid"/>
      <style:graphic-properties draw:fill="solid" draw:fill-color="#9bbb59" draw:opacity="100%" draw:stroke="none"/>
    </style:style>
    <style:style style:family="chart" style:name="Crt0">
      <style:chart-properties chart:three-dimensional="tru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G0S1P0">
      <style:graphic-properties draw:fill="solid" draw:fill-color="#4f81bd" draw:opacity="100%" draw:stroke="none"/>
    </style:style>
    <style:style style:family="chart" style:name="G0S1P1">
      <style:graphic-properties draw:fill="solid" draw:fill-color="#c0504d" draw:opacity="100%" draw:stroke="none"/>
    </style:style>
    <style:style style:family="chart" style:name="G0S1P2">
      <style:graphic-properties draw:fill="solid" draw:fill-color="#9bbb59" draw:opacity="100%" draw:stroke="none"/>
    </style:style>
    <style:style style:family="chart" style:name="G0S1P3">
      <style:graphic-properties draw:fill="solid" draw:fill-color="#8064a2" draw:opacity="100%" draw:stroke="none"/>
    </style:style>
    <style:style style:family="chart" style:name="Plt0">
      <style:chart-properties chart:three-dimensional="true" chart:deep="false" chart:pie-offset="0" chart:angle-offset="240" chart:auto-position="true" chart:right-angled-axes="false"/>
      <style:graphic-properties draw:fill="none" draw:stroke="none"/>
    </style:style>
  </office:automatic-styles>
  <office:body>
    <office:chart>
      <chart:chart chart:class="chart:circle" svg:height="195.0pt" svg:width="263.9999212598425pt" chart:style-name="Crt0">
        <chart:plot-area chart:style-name="Plt0" dr3d:transform="matrix (-0.24322468405862541 0.70940691094175046 0.6615010111652625 -0.34619061433865889 0.5735757046556067 -0.74240350859397652 -0.90608708831348173 -0.40957630026273106 0.10608224476645189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>
            <chart:categories table:cell-range-address="SourceData.$A$5:.$A$8"/>
          </chart:axis>
          <chart:axis chart:dimension="y"/>
          <chart:series chart:label-cell-address="SourceData.$B$4" chart:values-cell-range-address="SourceData.$B$5:.$B$8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series chart:label-cell-address="SourceData.$C$4" chart:values-cell-range-address="SourceData.$C$5:.$C$8" chart:class="chart:circle" chart:attached-axis="primary-y" chart:style-name="G0S1">
            <chart:data-point chart:style-name="G0S1P0"/>
            <chart:data-point chart:style-name="G0S1P1"/>
            <chart:data-point chart:style-name="G0S1P2"/>
            <chart:data-point chart:style-name="G0S1P3"/>
          </chart:series>
          <chart:series chart:label-cell-address="SourceData.$D$4" chart:values-cell-range-address="SourceData.$D$5:.$D$8" chart:class="chart:circle" chart:attached-axis="primary-y" chart:style-name="G0S2">
            <chart:data-point chart:style-name="G0S2P0"/>
            <chart:data-point chart:style-name="G0S2P1"/>
            <chart:data-point chart:style-name="G0S2P2"/>
            <chart:data-point chart:style-name="G0S2P3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4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true" chart:deep="true" chart:auto-position="true" chart:right-angled-axes="false"/>
      <style:graphic-properties draw:fill="none" draw:stroke="non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Wal0">
      <style:chart-properties chart:auto-size="true"/>
      <style:graphic-properties draw:fill="none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Axs2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</office:automatic-styles>
  <office:body>
    <office:chart>
      <chart:chart chart:class="chart:bar" svg:height="195.0pt" svg:width="263.9999212598425pt" chart:style-name="Crt0"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2"/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4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4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true" chart:deep="true" chart:auto-position="true" chart:right-angled-axes="true"/>
      <style:graphic-properties draw:fill="none" draw:stroke="non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Wal0">
      <style:chart-properties chart:auto-size="true"/>
      <style:graphic-properties draw:fill="none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Axs2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</office:automatic-styles>
  <office:body>
    <office:chart>
      <chart:chart chart:class="chart:bar" svg:height="195.0pt" svg:width="263.9999212598425pt" chart:style-name="Crt0"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2"/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4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4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Wal0">
      <style:chart-properties chart:auto-size="true"/>
      <style:graphic-properties draw:fill="none" draw:stroke="none"/>
    </style:style>
    <style:style style:family="chart" style:name="G0S0P0">
      <style:graphic-properties draw:fill="solid" draw:fill-color="#4f81bd" draw:opacity="100%" draw:stroke="none"/>
    </style:style>
    <style:style style:family="chart" style:name="G0S0P1">
      <style:graphic-properties draw:fill="solid" draw:fill-color="#c0504d" draw:opacity="100%" draw:stroke="none"/>
    </style:style>
    <style:style style:family="chart" style:name="G0S0P2">
      <style:graphic-properties draw:fill="solid" draw:fill-color="#9bbb59" draw:opacity="100%" draw:stroke="none"/>
    </style:style>
    <style:style style:family="chart" style:name="G0S0P3">
      <style:graphic-properties draw:fill="solid" draw:fill-color="#8064a2" draw:opacity="100%" draw:stroke="none"/>
    </style:style>
    <style:style style:family="chart" style:name="G0S2P0">
      <style:graphic-properties draw:fill="solid" draw:fill-color="#4f81bd" draw:opacity="100%" draw:stroke="none"/>
    </style:style>
    <style:style style:family="chart" style:name="G0S2P1">
      <style:graphic-properties draw:fill="solid" draw:fill-color="#c0504d" draw:opacity="100%" draw:stroke="non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f81bd" draw:opacity="100%" draw:stroke="none"/>
    </style:style>
    <style:style style:family="chart" style:name="G0S2P2">
      <style:graphic-properties draw:fill="solid" draw:fill-color="#9bbb59" draw:opacity="100%" draw:stroke="none"/>
    </style:style>
    <style:style style:family="chart" style:name="G0S1">
      <style:chart-properties chart:symbol-type="none" chart:connect-bars="false" chart:pie-offset="0" chart:solid-type="cuboid"/>
      <style:graphic-properties draw:fill="solid" draw:fill-color="#c0504d" draw:opacity="100%" draw:stroke="none"/>
    </style:style>
    <style:style style:family="chart" style:name="G0S2P3">
      <style:graphic-properties draw:fill="solid" draw:fill-color="#8064a2" draw:opacity="100%" draw:stroke="none"/>
    </style:style>
    <style:style style:family="chart" style:name="G0S2">
      <style:chart-properties chart:symbol-type="none" chart:connect-bars="false" chart:pie-offset="0" chart:solid-type="cuboid"/>
      <style:graphic-properties draw:fill="solid" draw:fill-color="#9bbb59" draw:opacity="100%" draw:stroke="none"/>
    </style:style>
    <style:style style:family="chart" style:name="Crt0">
      <style:chart-properties chart:three-dimensional="tru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G0S1P0">
      <style:graphic-properties draw:fill="solid" draw:fill-color="#4f81bd" draw:opacity="100%" draw:stroke="none"/>
    </style:style>
    <style:style style:family="chart" style:name="G0S1P1">
      <style:graphic-properties draw:fill="solid" draw:fill-color="#c0504d" draw:opacity="100%" draw:stroke="none"/>
    </style:style>
    <style:style style:family="chart" style:name="G0S1P2">
      <style:graphic-properties draw:fill="solid" draw:fill-color="#9bbb59" draw:opacity="100%" draw:stroke="none"/>
    </style:style>
    <style:style style:family="chart" style:name="G0S1P3">
      <style:graphic-properties draw:fill="solid" draw:fill-color="#8064a2" draw:opacity="100%" draw:stroke="none"/>
    </style:style>
    <style:style style:family="chart" style:name="Plt0">
      <style:chart-properties chart:three-dimensional="true" chart:deep="false" chart:pie-offset="0" chart:angle-offset="0" chart:auto-position="true" chart:right-angled-axes="false"/>
      <style:graphic-properties draw:fill="none" draw:stroke="none"/>
    </style:style>
  </office:automatic-styles>
  <office:body>
    <office:chart>
      <chart:chart chart:class="chart:circle" svg:height="195.0pt" svg:width="263.9999212598425pt" chart:style-name="Crt0">
        <chart:plot-area chart:style-name="Plt0" dr3d:transform="matrix (0.90630677104982404 0 -0.42262044052464098 -0.42101227534181951 8.7154845206131315E-2 -0.90285807133159068 3.6833419074872101E-2 0.99619477661604638 7.8989026340115787E-2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>
            <chart:categories table:cell-range-address="SourceData.$A$5:.$A$8"/>
          </chart:axis>
          <chart:axis chart:dimension="y"/>
          <chart:series chart:label-cell-address="SourceData.$B$4" chart:values-cell-range-address="SourceData.$B$5:.$B$8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series chart:label-cell-address="SourceData.$C$4" chart:values-cell-range-address="SourceData.$C$5:.$C$8" chart:class="chart:circle" chart:attached-axis="primary-y" chart:style-name="G0S1">
            <chart:data-point chart:style-name="G0S1P0"/>
            <chart:data-point chart:style-name="G0S1P1"/>
            <chart:data-point chart:style-name="G0S1P2"/>
            <chart:data-point chart:style-name="G0S1P3"/>
          </chart:series>
          <chart:series chart:label-cell-address="SourceData.$D$4" chart:values-cell-range-address="SourceData.$D$5:.$D$8" chart:class="chart:circle" chart:attached-axis="primary-y" chart:style-name="G0S2">
            <chart:data-point chart:style-name="G0S2P0"/>
            <chart:data-point chart:style-name="G0S2P1"/>
            <chart:data-point chart:style-name="G0S2P2"/>
            <chart:data-point chart:style-name="G0S2P3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4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4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Wal0">
      <style:chart-properties chart:auto-size="true"/>
      <style:graphic-properties draw:fill="none" draw:stroke="none"/>
    </style:style>
    <style:style style:family="chart" style:name="G0S0P0">
      <style:graphic-properties draw:fill="solid" draw:fill-color="#4f81bd" draw:opacity="100%" draw:stroke="none"/>
    </style:style>
    <style:style style:family="chart" style:name="G0S0P1">
      <style:graphic-properties draw:fill="solid" draw:fill-color="#c0504d" draw:opacity="100%" draw:stroke="none"/>
    </style:style>
    <style:style style:family="chart" style:name="G0S0P2">
      <style:graphic-properties draw:fill="solid" draw:fill-color="#9bbb59" draw:opacity="100%" draw:stroke="none"/>
    </style:style>
    <style:style style:family="chart" style:name="G0S0P3">
      <style:graphic-properties draw:fill="solid" draw:fill-color="#8064a2" draw:opacity="100%" draw:stroke="none"/>
    </style:style>
    <style:style style:family="chart" style:name="G0S2P0">
      <style:graphic-properties draw:fill="solid" draw:fill-color="#4f81bd" draw:opacity="100%" draw:stroke="none"/>
    </style:style>
    <style:style style:family="chart" style:name="G0S2P1">
      <style:graphic-properties draw:fill="solid" draw:fill-color="#c0504d" draw:opacity="100%" draw:stroke="non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f81bd" draw:opacity="100%" draw:stroke="none"/>
    </style:style>
    <style:style style:family="chart" style:name="G0S2P2">
      <style:graphic-properties draw:fill="solid" draw:fill-color="#9bbb59" draw:opacity="100%" draw:stroke="none"/>
    </style:style>
    <style:style style:family="chart" style:name="G0S1">
      <style:chart-properties chart:symbol-type="none" chart:connect-bars="false" chart:pie-offset="0" chart:solid-type="cuboid"/>
      <style:graphic-properties draw:fill="solid" draw:fill-color="#c0504d" draw:opacity="100%" draw:stroke="none"/>
    </style:style>
    <style:style style:family="chart" style:name="G0S2P3">
      <style:graphic-properties draw:fill="solid" draw:fill-color="#8064a2" draw:opacity="100%" draw:stroke="none"/>
    </style:style>
    <style:style style:family="chart" style:name="G0S2">
      <style:chart-properties chart:symbol-type="none" chart:connect-bars="false" chart:pie-offset="0" chart:solid-type="cuboid"/>
      <style:graphic-properties draw:fill="solid" draw:fill-color="#9bbb59" draw:opacity="100%" draw:stroke="none"/>
    </style:style>
    <style:style style:family="chart" style:name="Crt0">
      <style:chart-properties chart:three-dimensional="tru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G0S1P0">
      <style:graphic-properties draw:fill="solid" draw:fill-color="#4f81bd" draw:opacity="100%" draw:stroke="none"/>
    </style:style>
    <style:style style:family="chart" style:name="G0S1P1">
      <style:graphic-properties draw:fill="solid" draw:fill-color="#c0504d" draw:opacity="100%" draw:stroke="none"/>
    </style:style>
    <style:style style:family="chart" style:name="G0S1P2">
      <style:graphic-properties draw:fill="solid" draw:fill-color="#9bbb59" draw:opacity="100%" draw:stroke="none"/>
    </style:style>
    <style:style style:family="chart" style:name="G0S1P3">
      <style:graphic-properties draw:fill="solid" draw:fill-color="#8064a2" draw:opacity="100%" draw:stroke="none"/>
    </style:style>
    <style:style style:family="chart" style:name="Plt0">
      <style:chart-properties chart:three-dimensional="true" chart:deep="false" chart:pie-offset="0" chart:angle-offset="0" chart:auto-position="true" chart:right-angled-axes="false"/>
      <style:graphic-properties draw:fill="none" draw:stroke="none"/>
    </style:style>
  </office:automatic-styles>
  <office:body>
    <office:chart>
      <chart:chart chart:class="chart:circle" svg:height="195.0pt" svg:width="263.9999212598425pt" chart:style-name="Crt0">
        <chart:plot-area chart:style-name="Plt0" dr3d:transform="matrix (0.90630677104982404 0 -0.42262044052464098 -0.42101227534181951 8.7154845206131315E-2 -0.90285807133159068 3.6833419074872101E-2 0.99619477661604638 7.8989026340115787E-2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>
            <chart:categories table:cell-range-address="SourceData.$A$5:.$A$8"/>
          </chart:axis>
          <chart:axis chart:dimension="y"/>
          <chart:series chart:label-cell-address="SourceData.$B$4" chart:values-cell-range-address="SourceData.$B$5:.$B$8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series chart:label-cell-address="SourceData.$C$4" chart:values-cell-range-address="SourceData.$C$5:.$C$8" chart:class="chart:circle" chart:attached-axis="primary-y" chart:style-name="G0S1">
            <chart:data-point chart:style-name="G0S1P0"/>
            <chart:data-point chart:style-name="G0S1P1"/>
            <chart:data-point chart:style-name="G0S1P2"/>
            <chart:data-point chart:style-name="G0S1P3"/>
          </chart:series>
          <chart:series chart:label-cell-address="SourceData.$D$4" chart:values-cell-range-address="SourceData.$D$5:.$D$8" chart:class="chart:circle" chart:attached-axis="primary-y" chart:style-name="G0S2">
            <chart:data-point chart:style-name="G0S2P0"/>
            <chart:data-point chart:style-name="G0S2P1"/>
            <chart:data-point chart:style-name="G0S2P2"/>
            <chart:data-point chart:style-name="G0S2P3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4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4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Wal0">
      <style:chart-properties chart:auto-size="true"/>
      <style:graphic-properties draw:fill="none" draw:stroke="none"/>
    </style:style>
    <style:style style:family="chart" style:name="G0S0P0">
      <style:graphic-properties draw:fill="solid" draw:fill-color="#4f81bd" draw:opacity="100%" draw:stroke="none"/>
    </style:style>
    <style:style style:family="chart" style:name="G0S0P1">
      <style:graphic-properties draw:fill="solid" draw:fill-color="#c0504d" draw:opacity="100%" draw:stroke="none"/>
    </style:style>
    <style:style style:family="chart" style:name="G0S0P2">
      <style:graphic-properties draw:fill="solid" draw:fill-color="#9bbb59" draw:opacity="100%" draw:stroke="none"/>
    </style:style>
    <style:style style:family="chart" style:name="G0S0P3">
      <style:graphic-properties draw:fill="solid" draw:fill-color="#8064a2" draw:opacity="100%" draw:stroke="none"/>
    </style:style>
    <style:style style:family="chart" style:name="G0S2P0">
      <style:graphic-properties draw:fill="solid" draw:fill-color="#4f81bd" draw:opacity="100%" draw:stroke="none"/>
    </style:style>
    <style:style style:family="chart" style:name="G0S2P1">
      <style:graphic-properties draw:fill="solid" draw:fill-color="#c0504d" draw:opacity="100%" draw:stroke="non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f81bd" draw:opacity="100%" draw:stroke="none"/>
    </style:style>
    <style:style style:family="chart" style:name="G0S2P2">
      <style:graphic-properties draw:fill="solid" draw:fill-color="#9bbb59" draw:opacity="100%" draw:stroke="none"/>
    </style:style>
    <style:style style:family="chart" style:name="G0S1">
      <style:chart-properties chart:symbol-type="none" chart:connect-bars="false" chart:pie-offset="0" chart:solid-type="cuboid"/>
      <style:graphic-properties draw:fill="solid" draw:fill-color="#c0504d" draw:opacity="100%" draw:stroke="none"/>
    </style:style>
    <style:style style:family="chart" style:name="G0S2P3">
      <style:graphic-properties draw:fill="solid" draw:fill-color="#8064a2" draw:opacity="100%" draw:stroke="none"/>
    </style:style>
    <style:style style:family="chart" style:name="G0S2">
      <style:chart-properties chart:symbol-type="none" chart:connect-bars="false" chart:pie-offset="0" chart:solid-type="cuboid"/>
      <style:graphic-properties draw:fill="solid" draw:fill-color="#9bbb59" draw:opacity="100%" draw:stroke="none"/>
    </style:style>
    <style:style style:family="chart" style:name="Crt0">
      <style:chart-properties chart:three-dimensional="tru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G0S1P0">
      <style:graphic-properties draw:fill="solid" draw:fill-color="#4f81bd" draw:opacity="100%" draw:stroke="none"/>
    </style:style>
    <style:style style:family="chart" style:name="G0S1P1">
      <style:graphic-properties draw:fill="solid" draw:fill-color="#c0504d" draw:opacity="100%" draw:stroke="none"/>
    </style:style>
    <style:style style:family="chart" style:name="G0S1P2">
      <style:graphic-properties draw:fill="solid" draw:fill-color="#9bbb59" draw:opacity="100%" draw:stroke="none"/>
    </style:style>
    <style:style style:family="chart" style:name="G0S1P3">
      <style:graphic-properties draw:fill="solid" draw:fill-color="#8064a2" draw:opacity="100%" draw:stroke="none"/>
    </style:style>
    <style:style style:family="chart" style:name="Plt0">
      <style:chart-properties chart:three-dimensional="true" chart:deep="false" chart:pie-offset="0" chart:angle-offset="0" chart:auto-position="true" chart:right-angled-axes="false"/>
      <style:graphic-properties draw:fill="none" draw:stroke="none"/>
    </style:style>
  </office:automatic-styles>
  <office:body>
    <office:chart>
      <chart:chart chart:class="chart:circle" svg:height="195.0pt" svg:width="263.9999212598425pt" chart:style-name="Crt0">
        <chart:plot-area chart:style-name="Plt0" dr3d:transform="matrix (0.90630677104982404 0 -0.42262044052464098 -0.42101227534181951 8.7154845206131315E-2 -0.90285807133159068 3.6833419074872101E-2 0.99619477661604638 7.8989026340115787E-2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>
            <chart:categories table:cell-range-address="SourceData.$A$5:.$A$8"/>
          </chart:axis>
          <chart:axis chart:dimension="y"/>
          <chart:series chart:label-cell-address="SourceData.$B$4" chart:values-cell-range-address="SourceData.$B$5:.$B$8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series chart:label-cell-address="SourceData.$C$4" chart:values-cell-range-address="SourceData.$C$5:.$C$8" chart:class="chart:circle" chart:attached-axis="primary-y" chart:style-name="G0S1">
            <chart:data-point chart:style-name="G0S1P0"/>
            <chart:data-point chart:style-name="G0S1P1"/>
            <chart:data-point chart:style-name="G0S1P2"/>
            <chart:data-point chart:style-name="G0S1P3"/>
          </chart:series>
          <chart:series chart:label-cell-address="SourceData.$D$4" chart:values-cell-range-address="SourceData.$D$5:.$D$8" chart:class="chart:circle" chart:attached-axis="primary-y" chart:style-name="G0S2">
            <chart:data-point chart:style-name="G0S2P0"/>
            <chart:data-point chart:style-name="G0S2P1"/>
            <chart:data-point chart:style-name="G0S2P2"/>
            <chart:data-point chart:style-name="G0S2P3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4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4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true" chart:deep="true" chart:auto-position="true" chart:right-angled-axes="false"/>
      <style:graphic-properties draw:fill="none" draw:stroke="non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Wal0">
      <style:chart-properties chart:auto-size="true"/>
      <style:graphic-properties draw:fill="none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Axs2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</office:automatic-styles>
  <office:body>
    <office:chart>
      <chart:chart chart:class="chart:bar" svg:height="195.0pt" svg:width="263.9999212598425pt" chart:style-name="Crt0"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2"/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4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4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true" chart:deep="true" chart:auto-position="true" chart:right-angled-axes="false"/>
      <style:graphic-properties draw:fill="none" draw:stroke="non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Wal0">
      <style:chart-properties chart:auto-size="true"/>
      <style:graphic-properties draw:fill="none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Axs2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</office:automatic-styles>
  <office:body>
    <office:chart>
      <chart:chart chart:class="chart:bar" svg:height="195.0pt" svg:width="263.9999212598425pt" chart:style-name="Crt0"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2"/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4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4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true" chart:deep="true" chart:auto-position="true" chart:right-angled-axes="false"/>
      <style:graphic-properties draw:fill="none" draw:stroke="non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Wal0">
      <style:chart-properties chart:auto-size="true"/>
      <style:graphic-properties draw:fill="none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Axs2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</office:automatic-styles>
  <office:body>
    <office:chart>
      <chart:chart chart:class="chart:bar" svg:height="195.0pt" svg:width="263.9999212598425pt" chart:style-name="Crt0"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2"/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4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4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true" chart:deep="true" chart:auto-position="true" chart:right-angled-axes="true"/>
      <style:graphic-properties draw:fill="none" draw:stroke="non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Wal0">
      <style:chart-properties chart:auto-size="true"/>
      <style:graphic-properties draw:fill="none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Axs2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</office:automatic-styles>
  <office:body>
    <office:chart>
      <chart:chart chart:class="chart:bar" svg:height="195.0pt" svg:width="263.9999212598425pt" chart:style-name="Crt0"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2"/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4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4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true" chart:deep="true" chart:auto-position="true" chart:right-angled-axes="true"/>
      <style:graphic-properties draw:fill="none" draw:stroke="non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Wal0">
      <style:chart-properties chart:auto-size="true"/>
      <style:graphic-properties draw:fill="none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Axs2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</office:automatic-styles>
  <office:body>
    <office:chart>
      <chart:chart chart:class="chart:bar" svg:height="195.0pt" svg:width="263.9999212598425pt" chart:style-name="Crt0"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2"/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4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Wal0">
      <style:chart-properties chart:auto-size="true"/>
      <style:graphic-properties draw:fill="none" draw:stroke="none"/>
    </style:style>
    <style:style style:family="chart" style:name="G0S0P0">
      <style:graphic-properties draw:fill="solid" draw:fill-color="#4f81bd" draw:opacity="100%" draw:stroke="none"/>
    </style:style>
    <style:style style:family="chart" style:name="G0S0P1">
      <style:graphic-properties draw:fill="solid" draw:fill-color="#c0504d" draw:opacity="100%" draw:stroke="none"/>
    </style:style>
    <style:style style:family="chart" style:name="G0S0P2">
      <style:graphic-properties draw:fill="solid" draw:fill-color="#9bbb59" draw:opacity="100%" draw:stroke="none"/>
    </style:style>
    <style:style style:family="chart" style:name="G0S0P3">
      <style:graphic-properties draw:fill="solid" draw:fill-color="#8064a2" draw:opacity="100%" draw:stroke="none"/>
    </style:style>
    <style:style style:family="chart" style:name="G0S2P0">
      <style:graphic-properties draw:fill="solid" draw:fill-color="#4f81bd" draw:opacity="100%" draw:stroke="none"/>
    </style:style>
    <style:style style:family="chart" style:name="G0S2P1">
      <style:graphic-properties draw:fill="solid" draw:fill-color="#c0504d" draw:opacity="100%" draw:stroke="non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f81bd" draw:opacity="100%" draw:stroke="none"/>
    </style:style>
    <style:style style:family="chart" style:name="G0S2P2">
      <style:graphic-properties draw:fill="solid" draw:fill-color="#9bbb59" draw:opacity="100%" draw:stroke="none"/>
    </style:style>
    <style:style style:family="chart" style:name="G0S1">
      <style:chart-properties chart:symbol-type="none" chart:connect-bars="false" chart:pie-offset="0" chart:solid-type="cuboid"/>
      <style:graphic-properties draw:fill="solid" draw:fill-color="#c0504d" draw:opacity="100%" draw:stroke="none"/>
    </style:style>
    <style:style style:family="chart" style:name="G0S2P3">
      <style:graphic-properties draw:fill="solid" draw:fill-color="#8064a2" draw:opacity="100%" draw:stroke="none"/>
    </style:style>
    <style:style style:family="chart" style:name="G0S2">
      <style:chart-properties chart:symbol-type="none" chart:connect-bars="false" chart:pie-offset="0" chart:solid-type="cuboid"/>
      <style:graphic-properties draw:fill="solid" draw:fill-color="#9bbb59" draw:opacity="100%" draw:stroke="none"/>
    </style:style>
    <style:style style:family="chart" style:name="Crt0">
      <style:chart-properties chart:three-dimensional="tru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G0S1P0">
      <style:graphic-properties draw:fill="solid" draw:fill-color="#4f81bd" draw:opacity="100%" draw:stroke="none"/>
    </style:style>
    <style:style style:family="chart" style:name="G0S1P1">
      <style:graphic-properties draw:fill="solid" draw:fill-color="#c0504d" draw:opacity="100%" draw:stroke="none"/>
    </style:style>
    <style:style style:family="chart" style:name="G0S1P2">
      <style:graphic-properties draw:fill="solid" draw:fill-color="#9bbb59" draw:opacity="100%" draw:stroke="none"/>
    </style:style>
    <style:style style:family="chart" style:name="G0S1P3">
      <style:graphic-properties draw:fill="solid" draw:fill-color="#8064a2" draw:opacity="100%" draw:stroke="none"/>
    </style:style>
    <style:style style:family="chart" style:name="Plt0">
      <style:chart-properties chart:three-dimensional="true" chart:deep="false" chart:pie-offset="0" chart:angle-offset="180" chart:auto-position="true" chart:right-angled-axes="false"/>
      <style:graphic-properties draw:fill="none" draw:stroke="none"/>
    </style:style>
  </office:automatic-styles>
  <office:body>
    <office:chart>
      <chart:chart chart:class="chart:circle" svg:height="195.0pt" svg:width="263.9999212598425pt" chart:style-name="Crt0">
        <chart:plot-area chart:style-name="Plt0" dr3d:transform="matrix (-0.90630678229988071 -3.8017039444282384E-8 0.42262041639896547 -0.34619061433865889 0.5735757046556067 -0.74240350859397652 -0.24240477491389889 -0.8191525566271658 -0.51983556445295198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>
            <chart:categories table:cell-range-address="SourceData.$A$5:.$A$8"/>
          </chart:axis>
          <chart:axis chart:dimension="y"/>
          <chart:series chart:label-cell-address="SourceData.$B$4" chart:values-cell-range-address="SourceData.$B$5:.$B$8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series chart:label-cell-address="SourceData.$C$4" chart:values-cell-range-address="SourceData.$C$5:.$C$8" chart:class="chart:circle" chart:attached-axis="primary-y" chart:style-name="G0S1">
            <chart:data-point chart:style-name="G0S1P0"/>
            <chart:data-point chart:style-name="G0S1P1"/>
            <chart:data-point chart:style-name="G0S1P2"/>
            <chart:data-point chart:style-name="G0S1P3"/>
          </chart:series>
          <chart:series chart:label-cell-address="SourceData.$D$4" chart:values-cell-range-address="SourceData.$D$5:.$D$8" chart:class="chart:circle" chart:attached-axis="primary-y" chart:style-name="G0S2">
            <chart:data-point chart:style-name="G0S2P0"/>
            <chart:data-point chart:style-name="G0S2P1"/>
            <chart:data-point chart:style-name="G0S2P2"/>
            <chart:data-point chart:style-name="G0S2P3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5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true" chart:deep="true" chart:auto-position="true" chart:right-angled-axes="true"/>
      <style:graphic-properties draw:fill="none" draw:stroke="non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Wal0">
      <style:chart-properties chart:auto-size="true"/>
      <style:graphic-properties draw:fill="none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Axs2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</office:automatic-styles>
  <office:body>
    <office:chart>
      <chart:chart chart:class="chart:bar" svg:height="195.0pt" svg:width="263.9999212598425pt" chart:style-name="Crt0"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2"/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5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5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true" chart:deep="true" chart:auto-position="true" chart:right-angled-axes="true"/>
      <style:graphic-properties draw:fill="none" draw:stroke="non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Wal0">
      <style:chart-properties chart:auto-size="true"/>
      <style:graphic-properties draw:fill="none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Axs2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</office:automatic-styles>
  <office:body>
    <office:chart>
      <chart:chart chart:class="chart:bar" svg:height="195.0pt" svg:width="263.9999212598425pt" chart:style-name="Crt0"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2"/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5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5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true" chart:deep="true" chart:auto-position="true" chart:right-angled-axes="true"/>
      <style:graphic-properties draw:fill="none" draw:stroke="non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Wal0">
      <style:chart-properties chart:auto-size="true"/>
      <style:graphic-properties draw:fill="none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Axs2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</office:automatic-styles>
  <office:body>
    <office:chart>
      <chart:chart chart:class="chart:bar" svg:height="195.0pt" svg:width="263.9999212598425pt" chart:style-name="Crt0"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2"/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5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5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true" chart:deep="true" chart:auto-position="true" chart:right-angled-axes="true"/>
      <style:graphic-properties draw:fill="none" draw:stroke="non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Wal0">
      <style:chart-properties chart:auto-size="true"/>
      <style:graphic-properties draw:fill="none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Axs2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</office:automatic-styles>
  <office:body>
    <office:chart>
      <chart:chart chart:class="chart:bar" svg:height="195.0pt" svg:width="263.9999212598425pt" chart:style-name="Crt0"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2"/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5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Wal0">
      <style:chart-properties chart:auto-size="true"/>
      <style:graphic-properties draw:fill="none" draw:stroke="none"/>
    </style:style>
    <style:style style:family="chart" style:name="G0S0P0">
      <style:graphic-properties draw:fill="solid" draw:fill-color="#4f81bd" draw:opacity="100%" draw:stroke="none"/>
    </style:style>
    <style:style style:family="chart" style:name="G0S0P1">
      <style:graphic-properties draw:fill="solid" draw:fill-color="#c0504d" draw:opacity="100%" draw:stroke="none"/>
    </style:style>
    <style:style style:family="chart" style:name="G0S0P2">
      <style:graphic-properties draw:fill="solid" draw:fill-color="#9bbb59" draw:opacity="100%" draw:stroke="none"/>
    </style:style>
    <style:style style:family="chart" style:name="G0S0P3">
      <style:graphic-properties draw:fill="solid" draw:fill-color="#8064a2" draw:opacity="100%" draw:stroke="none"/>
    </style:style>
    <style:style style:family="chart" style:name="G0S2P0">
      <style:graphic-properties draw:fill="solid" draw:fill-color="#4f81bd" draw:opacity="100%" draw:stroke="none"/>
    </style:style>
    <style:style style:family="chart" style:name="G0S2P1">
      <style:graphic-properties draw:fill="solid" draw:fill-color="#c0504d" draw:opacity="100%" draw:stroke="non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f81bd" draw:opacity="100%" draw:stroke="none"/>
    </style:style>
    <style:style style:family="chart" style:name="G0S2P2">
      <style:graphic-properties draw:fill="solid" draw:fill-color="#9bbb59" draw:opacity="100%" draw:stroke="none"/>
    </style:style>
    <style:style style:family="chart" style:name="G0S1">
      <style:chart-properties chart:symbol-type="none" chart:connect-bars="false" chart:pie-offset="0" chart:solid-type="cuboid"/>
      <style:graphic-properties draw:fill="solid" draw:fill-color="#c0504d" draw:opacity="100%" draw:stroke="none"/>
    </style:style>
    <style:style style:family="chart" style:name="G0S2P3">
      <style:graphic-properties draw:fill="solid" draw:fill-color="#8064a2" draw:opacity="100%" draw:stroke="none"/>
    </style:style>
    <style:style style:family="chart" style:name="G0S2">
      <style:chart-properties chart:symbol-type="none" chart:connect-bars="false" chart:pie-offset="0" chart:solid-type="cuboid"/>
      <style:graphic-properties draw:fill="solid" draw:fill-color="#9bbb59" draw:opacity="100%" draw:stroke="none"/>
    </style:style>
    <style:style style:family="chart" style:name="Crt0">
      <style:chart-properties chart:three-dimensional="tru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G0S1P0">
      <style:graphic-properties draw:fill="solid" draw:fill-color="#4f81bd" draw:opacity="100%" draw:stroke="none"/>
    </style:style>
    <style:style style:family="chart" style:name="G0S1P1">
      <style:graphic-properties draw:fill="solid" draw:fill-color="#c0504d" draw:opacity="100%" draw:stroke="none"/>
    </style:style>
    <style:style style:family="chart" style:name="G0S1P2">
      <style:graphic-properties draw:fill="solid" draw:fill-color="#9bbb59" draw:opacity="100%" draw:stroke="none"/>
    </style:style>
    <style:style style:family="chart" style:name="G0S1P3">
      <style:graphic-properties draw:fill="solid" draw:fill-color="#8064a2" draw:opacity="100%" draw:stroke="none"/>
    </style:style>
    <style:style style:family="chart" style:name="Plt0">
      <style:chart-properties chart:three-dimensional="true" chart:deep="false" chart:pie-offset="0" chart:angle-offset="120" chart:auto-position="true" chart:right-angled-axes="false"/>
      <style:graphic-properties draw:fill="none" draw:stroke="none"/>
    </style:style>
  </office:automatic-styles>
  <office:body>
    <office:chart>
      <chart:chart chart:class="chart:circle" svg:height="195.0pt" svg:width="263.9999212598425pt" chart:style-name="Crt0">
        <chart:plot-area chart:style-name="Plt0" dr3d:transform="matrix (-0.66308207395681451 -0.70940694895878897 -0.23888060609038811 -0.34619061433865889 0.5735757046556067 -0.74240350859397652 0.66368231989480553 -0.40957623441528662 -0.62591779529043834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>
            <chart:categories table:cell-range-address="SourceData.$A$5:.$A$8"/>
          </chart:axis>
          <chart:axis chart:dimension="y"/>
          <chart:series chart:label-cell-address="SourceData.$B$4" chart:values-cell-range-address="SourceData.$B$5:.$B$8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series chart:label-cell-address="SourceData.$C$4" chart:values-cell-range-address="SourceData.$C$5:.$C$8" chart:class="chart:circle" chart:attached-axis="primary-y" chart:style-name="G0S1">
            <chart:data-point chart:style-name="G0S1P0"/>
            <chart:data-point chart:style-name="G0S1P1"/>
            <chart:data-point chart:style-name="G0S1P2"/>
            <chart:data-point chart:style-name="G0S1P3"/>
          </chart:series>
          <chart:series chart:label-cell-address="SourceData.$D$4" chart:values-cell-range-address="SourceData.$D$5:.$D$8" chart:class="chart:circle" chart:attached-axis="primary-y" chart:style-name="G0S2">
            <chart:data-point chart:style-name="G0S2P0"/>
            <chart:data-point chart:style-name="G0S2P1"/>
            <chart:data-point chart:style-name="G0S2P2"/>
            <chart:data-point chart:style-name="G0S2P3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Wal0">
      <style:chart-properties chart:auto-size="true"/>
      <style:graphic-properties draw:fill="none" draw:stroke="none"/>
    </style:style>
    <style:style style:family="chart" style:name="G0S0P0">
      <style:graphic-properties draw:fill="solid" draw:fill-color="#4f81bd" draw:opacity="100%" draw:stroke="none"/>
    </style:style>
    <style:style style:family="chart" style:name="G0S0P1">
      <style:graphic-properties draw:fill="solid" draw:fill-color="#c0504d" draw:opacity="100%" draw:stroke="none"/>
    </style:style>
    <style:style style:family="chart" style:name="G0S0P2">
      <style:graphic-properties draw:fill="solid" draw:fill-color="#9bbb59" draw:opacity="100%" draw:stroke="none"/>
    </style:style>
    <style:style style:family="chart" style:name="G0S0P3">
      <style:graphic-properties draw:fill="solid" draw:fill-color="#8064a2" draw:opacity="100%" draw:stroke="none"/>
    </style:style>
    <style:style style:family="chart" style:name="G0S2P0">
      <style:graphic-properties draw:fill="solid" draw:fill-color="#4f81bd" draw:opacity="100%" draw:stroke="none"/>
    </style:style>
    <style:style style:family="chart" style:name="G0S2P1">
      <style:graphic-properties draw:fill="solid" draw:fill-color="#c0504d" draw:opacity="100%" draw:stroke="non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f81bd" draw:opacity="100%" draw:stroke="none"/>
    </style:style>
    <style:style style:family="chart" style:name="G0S2P2">
      <style:graphic-properties draw:fill="solid" draw:fill-color="#9bbb59" draw:opacity="100%" draw:stroke="none"/>
    </style:style>
    <style:style style:family="chart" style:name="G0S1">
      <style:chart-properties chart:symbol-type="none" chart:connect-bars="false" chart:pie-offset="0" chart:solid-type="cuboid"/>
      <style:graphic-properties draw:fill="solid" draw:fill-color="#c0504d" draw:opacity="100%" draw:stroke="none"/>
    </style:style>
    <style:style style:family="chart" style:name="G0S2P3">
      <style:graphic-properties draw:fill="solid" draw:fill-color="#8064a2" draw:opacity="100%" draw:stroke="none"/>
    </style:style>
    <style:style style:family="chart" style:name="G0S2">
      <style:chart-properties chart:symbol-type="none" chart:connect-bars="false" chart:pie-offset="0" chart:solid-type="cuboid"/>
      <style:graphic-properties draw:fill="solid" draw:fill-color="#9bbb59" draw:opacity="100%" draw:stroke="none"/>
    </style:style>
    <style:style style:family="chart" style:name="Crt0">
      <style:chart-properties chart:three-dimensional="tru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G0S1P0">
      <style:graphic-properties draw:fill="solid" draw:fill-color="#4f81bd" draw:opacity="100%" draw:stroke="none"/>
    </style:style>
    <style:style style:family="chart" style:name="G0S1P1">
      <style:graphic-properties draw:fill="solid" draw:fill-color="#c0504d" draw:opacity="100%" draw:stroke="none"/>
    </style:style>
    <style:style style:family="chart" style:name="G0S1P2">
      <style:graphic-properties draw:fill="solid" draw:fill-color="#9bbb59" draw:opacity="100%" draw:stroke="none"/>
    </style:style>
    <style:style style:family="chart" style:name="G0S1P3">
      <style:graphic-properties draw:fill="solid" draw:fill-color="#8064a2" draw:opacity="100%" draw:stroke="none"/>
    </style:style>
    <style:style style:family="chart" style:name="Plt0">
      <style:chart-properties chart:three-dimensional="true" chart:deep="false" chart:pie-offset="0" chart:angle-offset="60" chart:auto-position="true" chart:right-angled-axes="false"/>
      <style:graphic-properties draw:fill="none" draw:stroke="none"/>
    </style:style>
  </office:automatic-styles>
  <office:body>
    <office:chart>
      <chart:chart chart:class="chart:circle" svg:height="195.0pt" svg:width="263.9999212598425pt" chart:style-name="Crt0">
        <chart:plot-area chart:style-name="Plt0" dr3d:transform="matrix (0.24322472611031462 -0.70940689193322881 -0.66150101608856082 -0.34619061433865889 0.5735757046556067 -0.74240350859397652 0.90608707702537283 0.40957633318645237 -0.10608221406605278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>
            <chart:categories table:cell-range-address="SourceData.$A$5:.$A$8"/>
          </chart:axis>
          <chart:axis chart:dimension="y"/>
          <chart:series chart:label-cell-address="SourceData.$B$4" chart:values-cell-range-address="SourceData.$B$5:.$B$8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series chart:label-cell-address="SourceData.$C$4" chart:values-cell-range-address="SourceData.$C$5:.$C$8" chart:class="chart:circle" chart:attached-axis="primary-y" chart:style-name="G0S1">
            <chart:data-point chart:style-name="G0S1P0"/>
            <chart:data-point chart:style-name="G0S1P1"/>
            <chart:data-point chart:style-name="G0S1P2"/>
            <chart:data-point chart:style-name="G0S1P3"/>
          </chart:series>
          <chart:series chart:label-cell-address="SourceData.$D$4" chart:values-cell-range-address="SourceData.$D$5:.$D$8" chart:class="chart:circle" chart:attached-axis="primary-y" chart:style-name="G0S2">
            <chart:data-point chart:style-name="G0S2P0"/>
            <chart:data-point chart:style-name="G0S2P1"/>
            <chart:data-point chart:style-name="G0S2P2"/>
            <chart:data-point chart:style-name="G0S2P3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true" chart:deep="true" chart:auto-position="true" chart:right-angled-axes="false"/>
      <style:graphic-properties draw:fill="none" draw:stroke="non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Wal0">
      <style:chart-properties chart:auto-size="true"/>
      <style:graphic-properties draw:fill="none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Axs2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</office:automatic-styles>
  <office:body>
    <office:chart>
      <chart:chart chart:class="chart:bar" svg:height="195.0pt" svg:width="263.9999212598425pt" chart:style-name="Crt0">
        <chart:plot-area chart:style-name="Plt0" dr3d:transform="matrix (0.81776070165012849 -7.5478330705294527E-2 0.57058781658096358 3.6833428844505495E-2 0.99619477459360894 7.8989047291030706E-2 -0.57437856275826116 -4.3577432993812101E-2 0.81742906357519773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2"/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true" chart:deep="true" chart:auto-position="true" chart:right-angled-axes="false"/>
      <style:graphic-properties draw:fill="none" draw:stroke="non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Wal0">
      <style:chart-properties chart:auto-size="true"/>
      <style:graphic-properties draw:fill="none" draw:stroke="non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Axs2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</office:automatic-styles>
  <office:body>
    <office:chart>
      <chart:chart chart:class="chart:bar" svg:height="195.0pt" svg:width="263.9999212598425pt" chart:style-name="Crt0">
        <chart:plot-area chart:style-name="Plt0" dr3d:transform="matrix (-8.8546091311548836E-2 -7.5478328682856782E-2 0.99320824181673517 3.6833428844505495E-2 0.99619477459360894 7.8989047291030706E-2 -0.99539082185491501 4.3577436496776978E-2 -8.5429027826411263E-2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2"/>
          <chart:series chart:label-cell-address="SourceData.$B$4" chart:values-cell-range-address="SourceData.$B$5:.$B$8" chart:class="chart:bar" chart:attached-axis="primary-y" chart:style-name="G0S0">
            <chart:data-point chart:repeated="4"/>
          </chart:series>
          <chart:series chart:label-cell-address="SourceData.$C$4" chart:values-cell-range-address="SourceData.$C$5:.$C$8" chart:class="chart:bar" chart:attached-axis="primary-y" chart:style-name="G0S1">
            <chart:data-point chart:repeated="4"/>
          </chart:series>
          <chart:series chart:label-cell-address="SourceData.$D$4" chart:values-cell-range-address="SourceData.$D$5:.$D$8" chart:class="chart:bar" chart:attached-axis="primary-y" chart:style-name="G0S2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